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5cm" fo:margin-left="-0.199cm" table:align="left" style:writing-mode="lr-tb"/>
    </style:style>
    <style:style style:name="Таблица1.A" style:family="table-column">
      <style:table-column-properties style:column-width="2.942cm"/>
    </style:style>
    <style:style style:name="Таблица1.B" style:family="table-column">
      <style:table-column-properties style:column-width="12.10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 style:font-name-asian="Wingding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name-asian="Courier New" style:font-size-asian="8pt" style:font-name-complex="Courier New"/>
    </style:style>
    <style:style style:name="P9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style:font-name-asian="Wingdings"/>
    </style:style>
    <style:style style:name="P13" style:family="paragraph" style:parent-style-name="Standard">
      <style:paragraph-properties fo:text-align="justify" style:justify-single-word="false"/>
      <style:text-properties style:font-name-asian="Wingdings"/>
    </style:style>
    <style:style style:name="P14" style:family="paragraph" style:parent-style-name="Standard">
      <style:paragraph-properties fo:text-align="center" style:justify-single-word="false"/>
      <style:text-properties style:font-name-asian="Wingdings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indent="1.27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Times New Roman"/>
    </style:style>
    <style:style style:name="P22" style:family="paragraph" style:parent-style-name="Standard">
      <style:paragraph-properties fo:margin-left="0cm" fo:margin-right="0cm" fo:text-align="end" style:justify-single-word="false" fo:text-indent="1.27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-asian="Wingdings"/>
    </style:style>
    <style:style style:name="P2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2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style:font-name-asian="Wingdings"/>
    </style:style>
    <style:style style:name="P26" style:family="paragraph" style:parent-style-name="Heading_20_2">
      <style:text-properties style:font-name-asian="Wingdings"/>
    </style:style>
    <style:style style:name="P27" style:family="paragraph" style:parent-style-name="Название_20_объекта">
      <style:paragraph-properties fo:text-align="center" style:justify-single-word="false"/>
    </style:style>
    <style:style style:name="P28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9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T12" style:family="text">
      <style:text-properties style:font-name="Courier New" fo:font-size="8pt" fo:language="en" fo:country="US" fo:font-style="italic" fo:font-weight="bold" style:font-size-asian="8pt" style:font-style-asian="italic" style:font-weight-asian="bold" style:font-name-complex="Courier New" style:font-style-complex="italic" style:font-weight-complex="bold"/>
    </style:style>
    <style:style style:name="T13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14" style:family="text">
      <style:text-properties style:font-name="Courier New" fo:font-size="8pt" fo:font-style="italic" fo:font-weight="bold" style:font-size-asian="8pt" style:font-style-asian="italic" style:font-weight-asian="bold" style:font-name-complex="Courier New" style:font-style-complex="italic" style:font-weight-complex="bold"/>
    </style:style>
    <style:style style:name="T15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6" style:family="text">
      <style:text-properties style:font-name="Courier New" fo:font-size="8pt" fo:font-weight="bold" style:font-name-asian="Wingdings" style:font-size-asian="8pt" style:font-weight-asian="bold" style:font-name-complex="Courier New" style:font-weight-complex="bold"/>
    </style:style>
    <style:style style:name="T17" style:family="text">
      <style:text-properties style:font-name="Courier New" fo:font-size="8pt" style:text-underline-style="solid" style:text-underline-width="auto" style:text-underline-color="font-color" style:font-size-asian="8pt" style:font-name-complex="Courier New"/>
    </style:style>
    <style:style style:name="T18" style:family="text">
      <style:text-properties style:font-name="Courier New" fo:font-size="8pt" style:font-name-asian="Wingdings" style:font-size-asian="8pt" style:font-name-complex="Courier New"/>
    </style:style>
    <style:style style:name="T19" style:family="text">
      <style:text-properties style:font-name="Courier New" style:font-name-complex="Courier New"/>
    </style:style>
    <style:style style:name="T20" style:family="text">
      <style:text-properties style:font-name="Courier New" fo:language="en" fo:country="US" style:font-name-complex="Courier New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MS Mincho" fo:language="en" fo:country="US" style:font-name-asian="MS Mincho" style:font-name-complex="MS Mincho"/>
    </style:style>
    <style:style style:name="T24" style:family="text">
      <style:text-properties style:font-name="Wingdings" fo:font-size="8pt" fo:language="en" fo:country="US" style:font-name-asian="Wingdings" style:font-size-asian="8pt" style:font-name-complex="Wingdings"/>
    </style:style>
    <style:style style:name="T25" style:family="text">
      <style:text-properties style:font-name="Wingdings" fo:font-size="8pt" fo:language="en" fo:country="US" fo:font-weight="bold" style:font-name-asian="Wingdings" style:font-size-asian="8pt" style:font-weight-asian="bold" style:font-name-complex="Wingdings" style:font-weight-complex="bold"/>
    </style:style>
    <style:style style:name="T26" style:family="text">
      <style:text-properties style:font-name-asian="Wingdings"/>
    </style:style>
    <style:style style:name="T27" style:family="text">
      <style:text-properties fo:color="#ff0000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9" text:outline-level="1">генетический распаковщик своими руками</text:h>
      <text:p text:style-name="P1">крис<text:span text:style-name="T1"> </text:span>касперски</text:p>
      <text:p text:style-name="P15"/>
      <text:p text:style-name="P16">первое, что делает исследователь, когда берет в руки программу: смотрит упакована она или нет, и тут же бежит искать подходящий распаковщик, поскольку, большинство программ все-таки упакованы, а готовые распаковщики есть не для всех. обобщив свой опыт, автор предлагает алгоритм универсального распаковщика, "снимающего" даже сложные полиморфные протекторы.</text:p>
      <text:h text:style-name="Heading_20_2" text:outline-level="2">введение</text:h>
      <text:p text:style-name="P18">Как хитро я вас обманул! Ни о генах, ни о хромосомах речь здесь не идет. Искусственный интеллект отдыхает на задворках истории. <text:span text:style-name="T1">genetic </text:span>– в переводе с греческого "общий". Генетический распаковщик — универсальный распаковщик общий для всех упаковщиков/протекторов. Кстати говоря, "<text:span text:style-name="T1">General</text:span> <text:span text:style-name="T1">Motors</text:span>" это не "двигатели для генералов", а двигатели вообще. Почувствуйте разницу!</text:p>
      <text:p text:style-name="P18">Так о чем же мы будем говорить? Все больше и больше программ распространяется в упакованном виде, и совсем не потому что так они занимают меньше места или ускоряют загрузку, как это обещают разработчики упаковщиков (на самом деле, упаковка приводит к значительному перерасходу памяти и тормозит всю систему. Подробности —в статье "паковать или не паковать", электронную копию которой можно бесплатно скачать с <text:span text:style-name="T1">ftp</text:span>://<text:span text:style-name="T1">nezumi</text:span>.<text:span text:style-name="T1">org</text:span>.<text:span text:style-name="T1">ru</text:span>). Усложнить взлом, затруднить анализ — вот для чего на самом деле используются упаковщики, в конечном счете превратившиеся в протекторы.</text:p>
      <text:p text:style-name="P18">Одно и тоже оружие используется как против хакеров, так и легальных исследователей. Вирусы, черви, троянские кони практически всегда обрабатываются самыми последними версиями полиморфных протекторов, для которых распаковщики еще не написаны, и прежде чем антивирус научится распознавать заразу, программистам приходится проделать колоссальный объем работы. Существуют и другие мотивы, побуждающие распаковать программу: многие протекторы отказываются работать в присутствии пассивных отладчиков, не дружат с виртуальными машинами и эмуляторами…</text:p>
      <text:p text:style-name="P18">Но не будем философствовать на моральные темы, лучше поговорим о деле.</text:p>
      <text:h text:style-name="Heading_20_2" text:outline-level="2">предварительный анализ</text:h>
      <text:p text:style-name="P18">Прежде чем приступать к распаковке, не помешает убедиться: а упакована ли программа вообще? Графическая версия <text:span text:style-name="T1">IDA Pro</text:span> поддерживает специальную панель "<text:span text:style-name="T1">overview</text:span> <text:span text:style-name="T1">navigator</text:span>", позволяющую визуализировать структуру дизассемблерного кода. В нормальных программах машинный код занимает значительную часть от общего объема, остальная часть приходится на данные (<text:span text:style-name="T6">см. рис. 1</text:span>).</text:p>
      <text:p text:style-name="P2"/>
      <text:p text:style-name="P27">Рисунок <text:sequence text:ref-name="refDrawing0" text:name="Drawing" text:formula="ooow:Drawing+1" style:num-format="1">1</text:sequence> структура нормальной, неупакованной программы</text:p>
      <text:p text:style-name="P18">В упакованных программах кода практически нет, и все пространство занято данными (<text:span text:style-name="T6">см. рис. 2</text:span>), объединенными в один (или несколько) огромных массивов, которые <text:span text:style-name="T1">IDA Pro</text:span> не смогла дизассемблировать.</text:p>
      <text:p text:style-name="P4"/>
      <text:p text:style-name="P27">Рисунок <text:sequence text:ref-name="refDrawing1" text:name="Drawing" text:formula="ooow:Drawing+1" style:num-format="1">2</text:sequence> структура упакованной программы</text:p>
      <text:p text:style-name="P18">Впрочем, визуализация — довольно расплывчатый критерий. Существует сотни причин, по которым <text:span text:style-name="T1">IDA Pro</text:span> отвергает неупакованный код или, напротив, рьяно бросается дизассемблировать упакованную секцию, получая кучу бессмысленных инструкций, пример которых приведен в <text:span text:style-name="T6">листинге 1</text:span>:</text:p>
      <text:p text:style-name="Standard"/>
      <text:p text:style-name="P7">01010072h<text:tab/>imul<text:tab/>esi, [edx+74h], 416C6175h</text:p>
      <text:p text:style-name="P7">01010079h<text:tab/>ins<text:tab/>byte ptr es:[edi], dx</text:p>
      <text:p text:style-name="Standard"><text:span text:style-name="T8">0101007Ah<text:tab/>ins<text:tab/>byte ptr es:[edi], dx</text:span></text:p>
      <text:p text:style-name="P7">0101007Bh<text:tab/>outsd</text:p>
      <text:p text:style-name="P7">0101007Ch<text:tab/>arpl<text:tab/> [eax], ax</text:p>
      <text:p text:style-name="P7">0101007Eh<text:tab/>push<text:tab/>esi</text:p>
      <text:p text:style-name="P7">0101007Fh<text:tab/>imul<text:tab/>esi, [edx+74h], 466C6175h</text:p>
      <text:p text:style-name="P7"><text:soft-page-break/>01010086h<text:tab/>jb<text:tab/>short loc_10100ED</text:p>
      <text:p text:style-name="P7">01010088h<text:tab/>add<text:tab/>gs:[ebx+5319Dh], cl</text:p>
      <text:p text:style-name="P7">0101008Fh<text:tab/>add<text:tab/>[ebx], cl</text:p>
      <text:p text:style-name="P27">Листинг <text:sequence text:ref-name="refЛистинг0" text:name="Листинг" text:formula="ooow:Листинг+1" style:num-format="1">1</text:sequence> пример бессмысленного (зашифрованного/упакованного) кода</text:p>
      <text:p text:style-name="P18">Осмысленность — вот главный критерий! Если дизассемблированный код выглядит "дико" и неясно, если в нем присутствует большое количество привилегированных инструкций — скорее всего он упакован/зашифрован. Или… это код, предназначенный совсем для другого процессора (например, байт-код виртуальной машины), а может… это хитрый обфускатор такой. В общем, вариантов много.</text:p>
      <text:p text:style-name="P18">Попробуем взглянуть на таблицу секций (в <text:span text:style-name="T1">hiew</text:span>'е это делается так: &lt;<text:span text:style-name="T1">F</text:span>8&gt;<text:span text:style-name="T1"> </text:span>– <text:span text:style-name="T1">header</text:span>, &lt;<text:span text:style-name="T1">F</text:span>6&gt;<text:span text:style-name="T1"> </text:span>– <text:span text:style-name="T1">ObjTbl</text:span>). В нормальных программах присутствуют секции с именами .<text:span text:style-name="T1">text</text:span>, .<text:span text:style-name="T1">CODE</text:span>, .<text:span text:style-name="T1">data</text:span>, <text:span text:style-name="T1">rdata</text:span>, .<text:span text:style-name="T1">rsrc</text:span> и, что самое главное, виртуальный размер (<text:span text:style-name="T1">VirtualSize</text:span>) кодовой секции практически всегда совпадает с физическим (<text:span text:style-name="T1">PhysSize</text:span>). К примеру, в "Блокноте", входящем в штатную поставку <text:span text:style-name="T1">NT</text:span>, разница составляет всего 6600<text:span text:style-name="T1">h </text:span>–<text:span text:style-name="T1"> </text:span>65<text:span text:style-name="T1">CAh </text:span>==<text:span text:style-name="T1"> </text:span>36<text:span text:style-name="T1">h</text:span> байт, объясняемых тем, что виртуальная секция, в отличии от физической не требует выравнивания (<text:span text:style-name="T6">см. рис.3</text:span>).</text:p>
      <text:p text:style-name="P4"/>
      <text:p text:style-name="P27">Рисунок<text:span text:style-name="T1"> </text:span><text:sequence text:ref-name="refDrawing2" text:name="Drawing" text:formula="ooow:Drawing+1" style:num-format="1">3</text:sequence> раскладка секций неупакованного файла</text:p>
      <text:p text:style-name="P18">А теперь упакуем наш файл с помощью <text:span text:style-name="T1">ASPack</text:span> (или аналогичного упаковщика) и посмотрим, что от этого изменится (<text:span text:style-name="T6">см. рис 4</text:span>):</text:p>
      <text:p text:style-name="P4"/>
      <text:p text:style-name="P27">Рисунок <text:sequence text:ref-name="refDrawing3" text:name="Drawing" text:formula="ooow:Drawing+1" style:num-format="1">4</text:sequence> раскладка секций упакованного файла</text:p>
      <text:p text:style-name="P18">Ого! Сразу появились секции .<text:span text:style-name="T1">aspack</text:span> и .<text:span text:style-name="T1">adata</text:span> с именами говорящими самими за себя. Впрочем, имена секций можно и изменить — это не главное. Виртуальный размер секции .<text:span text:style-name="T1">text</text:span> (7000<text:span text:style-name="T1">h</text:span>) в два раза отличается от своего физического размера (3800<text:span text:style-name="T1">h</text:span>). А вот это уже говорит о многом! На самом деле, создателю <text:span text:style-name="T1">ASPack</text:span>'а было лень использовать "правильную" стратегию программирования вот он и выделил виртуальный размер заблаговременно. Существуют упаковщики, "трамбующие" упакованные секции так, что виртуальный размер совпадает с физическим, а необходимая память динамически выделяется в процессе распаковки вызовом <text:span text:style-name="T1">VirtualAlloc</text:span>.</text:p>
      <text:p text:style-name="P18">Еще можно попробовать измерять энтропию (меру беспорядка или ступень избыточности) подопытного файла. Популярный <text:span text:style-name="T1">hex</text:span>-редактор <text:span text:style-name="T1">HTE</text:span> это умеет (<text:span text:style-name="T6">см. рис.5</text:span>). Чем больше значение энтропии, тем выше вероятность, что файл упакован и, соответственно, наоборот. Однако, этот прием срабатывает далеко не всегда…</text:p>
      <text:p text:style-name="P4"/>
      <text:p text:style-name="P27">Рисунок <text:sequence text:ref-name="refDrawing4" text:name="Drawing" text:formula="ooow:Drawing+1" style:num-format="1">5</text:sequence> подсчет энтропии с помощью редактора <text:span text:style-name="T1">HTE</text:span></text:p>
      <text:p text:style-name="P18">Так же хотелось бы обратить внимание на бесплатную утилиту <text:span text:style-name="T1">PEiD</text:span> (http://peid.has.it/), автоматически определяющую большинство популярных упаковщиков/протекторов по их сигнатурам (<text:span text:style-name="T6">см. рис. 6</text:span>), и даже пытающуюся их распаковать. Впрочем, с распаковкой дела обстоят неважно и лучше воспользоваться специализированными распаковщиками или написать свой собственный (чуть позже, мы покажем как).</text:p>
      <text:p text:style-name="P4"/>
      <text:p text:style-name="P27">Рисунок <text:sequence text:ref-name="refDrawing5" text:name="Drawing" text:formula="ooow:Drawing+1" style:num-format="1">6</text:sequence> внешний вид утилиты <text:span text:style-name="T1">PEiD</text:span> автоматически определяющий тип упаковщика/проектора</text:p>
      <text:h text:style-name="Heading_20_2" text:outline-level="2">распаковка и ее альтернативы</text:h>
      <text:p text:style-name="P18">Позвольте дурацкий вопрос. В стремлении как можно быстрее распаковать программу, мы зачастую даже не успеваем задуматься: а зачем?! Сразу же слышу возражения: мол, упакованную программу невозможно дизассемблировать. Да, невозможно, ну и что? Зато ее можно отлаживать, используя классический набор техник, подробно описанный в "фундаментальных основах хакерства" (электронная копия лежит на <text:span text:style-name="T1">ftp</text:span>://<text:span text:style-name="T1">nezumi</text:span>.<text:span text:style-name="T1">org</text:span>.<text:span text:style-name="T1">ru</text:span>). Вот тут кто-то говорит, что некоторые упаковщики активно сопротивляются отладке! Что ж, попробуйте запустить <text:span text:style-name="T1">soft</text:span>-<text:span text:style-name="T1">ice</text:span> уже <text:span text:style-name="T21">после</text:span> того, как упаковщик уже отработает свое и на экране появиться главное окно программы (<text:span text:style-name="T1">NT</text:span>, в отличии от 9<text:span text:style-name="T1">x</text:span>, позволяет пускать <text:span text:style-name="T1">soft</text:span>-<text:span text:style-name="T1">ice</text:span> в любое время) или установите неофициальный патч <text:span text:style-name="T1">IceExt</text:span> (<text:span text:style-name="T1">http</text:span>://<text:span text:style-name="T1">stenri</text:span>.<text:span text:style-name="T1">pisem</text:span>.<text:span text:style-name="T1">net</text:span>/), скрывающий отладчик от большинства защит.</text:p>
      <text:p text:style-name="P18"><text:soft-page-break/>Ряд утилит типа <text:span text:style-name="T1">LordPE</text:span> (http://mitglied.lycos.de/yoda2k/news.htm) позволяют снимать с программы дамп после завершения распаковки и хотя полученный образ <text:span text:style-name="T1">exe</text:span>-файла зачастую оказывается вопиющие некорректным и работающим нестабильно для дизассемблирования он вполне пригоден, особенно если его использовать в связке с отладчиком, помогающим "подсмотреть" значения некоторых переменных на разных стадиях инициализации.</text:p>
      <text:p text:style-name="P18">Ах да! Упакованную программу нельзя патчить. То есть, даже после того, как мы найдем заветный <text:span text:style-name="T1">Jx</text:span>, отключающий защиту, мы не сможем модифицировать упакованный файл, поскольку никакого <text:span text:style-name="T1">Jx</text:span> там, естественно нет! Вот на этот случай и были придуманы он-лайновые патчеры (<text:span text:style-name="T1">on</text:span>-<text:span text:style-name="T1">line</text:span> <text:span text:style-name="T1">patchers</text:span>), правящие программу "налету" непосредственно в оперативной памяти, минуя диск. Кстати говоря, модификация исполняемого файла — дурной тон. Лучше (и честнее) ничего не править, а писать свой собственный генератор серийных номеров/ключевых файлов, основанный на информации, почерпнутой из корявого дампа или "живой" отладки.</text:p>
      <text:p text:style-name="P18">Возникает неоднозначная ситуация: с одной стороны, избежать распаковки в большинстве случаев все-таки возможно, но с другой — работать с распакованным файлом намного удобнее и комфортнее (хотя бы по чисто психологическим соображениям).</text:p>
      <text:p text:style-name="P18">Поэтому, универсальный распаковщик никогда не помешает!</text:p>
      <text:h text:style-name="Heading_20_2" text:outline-level="2">алгоритм распаковки</text:h>
      <text:p text:style-name="P18">Как пишутся распаковщики? Здесь есть разные пути. Хакер может долго и мучительно изучать алгоритм работы распаковщика в отладчике/дизассемблере, а потом столь же долго и мучительно разрабатывать автономный распаковщик, корректно обрабатывающий исполняемый файл с учетом специфики конкретной ситуации.</text:p>
      <text:p text:style-name="P18">А вот другой путь: запускаем программу на "живом" процессоре (или под эмулятором типа <text:span text:style-name="T1">BOCHS</text:span>), определяем момент завершения распаковки и тут же сохраняем образ памяти на диск, формируя из него <text:span text:style-name="T1">PE</text:span>-файл. В результате получится универсальный распаковщик, который мы и собираемся написать, но прежде — немного теории, для тех, кто еще не умеет распаковывать программы "руками".</text:p>
      <text:h text:style-name="Heading_20_2" text:outline-level="2">в поисках <text:span text:style-name="T1">OEP</text:span></text:h>
      <text:p text:style-name="P18">Создание распаковщика начинается с поиска <text:span text:style-name="T1">OEP</text:span> (<text:span text:style-name="T1">Original</text:span> <text:span text:style-name="T1">Entry</text:span> <text:span text:style-name="T1">Point</text:span> — Исходная Точка Входа). Наш депротектор должен как-то определить момент завершения распаковки/расшифровки "подопытной" программы — когда распаковщик выполнил все, что хотел и уже приготовился передавать управление распакованной программе-носителю. Это самая сложная часть генетических распаковщиков, поскольку определить исходную точку входа в общем случае невозможно, вот и приходится прибегать к различным ухищрениям. Чаще всего для этого используется пошаговая трассировка, которой очень легко противостоять (чем большинство упаковщиков/протекторов и занимается). Немногим лучше с задачей справляются трассеры нулевого кольца. Справиться с грамотно спроектированным трассером средствами прикладного уровня (а большинство упаковщиков/протекторов работают именно там), практически невозможно, однако, разработка ядерных трассеров — слишком сложная задача для начинающих, поэтому лучше использовать готовый, разработанного группой легендарного Володи с не менее легендарного <text:span text:style-name="T1">WASM</text:span>'а. Правда, коммерческая составляющая до сих пор неясна и доступ к трассеру есть не у всех.</text:p>
      <text:p text:style-name="P18">На самом деле, прибегать к трассировке никакой необходимости нет — одних лишь аппаратных точек останова для нашей задачи будет вполне достаточно. Иногда приходится слышать мнение, что работа в аппаратными точками останова возможно только из режима ядра, то есть из драйвера. Это неверно. В "записках мыщъха" (электронную копию которой можно свободно утянуть с <text:span text:style-name="T1">ftp</text:span>://<text:span text:style-name="T1">nezumi</text:span>.<text:span text:style-name="T1">org</text:span>,.<text:span text:style-name="T1">ru</text:span>) показано как это сделать и с прикладного уровня, даже без прав администратора!</text:p>
      <text:p text:style-name="P18">На первом этапе в качестве основного экспериментального средства мы будем использовать "Блокнот" из комплекта поставки <text:span text:style-name="T1">NT</text:span>, пожатый различными упаковщиками (которые мы только сможем найти) и знаменитый отладчик <text:span text:style-name="T1">soft</text:span>-<text:span text:style-name="T1">ice</text:span>. Кодирование последует потом. Чтобы писать красиво и по сто раз не переписывать уже написанное и отлаженное, необходимо иметь нехилый боевой опыт, для которого нам и понадобиться <text:span text:style-name="T1">soft</text:span>-<text:span text:style-name="T1">ice</text:span>.</text:p>
      <text:p text:style-name="P11"/>
      <text:p text:style-name="P24">дамп живой программы</text:p>
      <text:p text:style-name="P18">Самый простой (и самый популярный) способ борьбы с упаковщиками — <text:span text:style-name="T21">снятие дампа задолго после завершения распаковки</text:span>. Дождавшись появления главного окна программы, <text:soft-page-break/>хакер сбрасывает ее дамп, превращая его в <text:span text:style-name="T1">PE</text:span>-файл. Иногда он работает, но чаще всего нет. Попробуем разобраться почему. Возьмем классический "Блокнот" (которое в защищенности не обвинишь!) и, <text:span text:style-name="T21">не упаковывая его никакими упаковщиками</text:span>, попробуем снять дамп с помощью одного из самых лучших дамперов: <text:span text:style-name="T1">Lord PE Deluxe</text:span> (<text:span text:style-name="T6">см. рис. 7</text:span>).</text:p>
      <text:p text:style-name="P4"/>
      <text:p text:style-name="P27">Рисунок <text:sequence text:ref-name="refDrawing6" text:name="Drawing" text:formula="ooow:Drawing+1" style:num-format="1">7</text:sequence> снятие дампа с работающего "Блокнота"</text:p>
      <text:p text:style-name="P18">Процесс дампирования проходит успешно, и образовавшийся файл даже запускается (<text:span text:style-name="T6">см. рис 8</text:span>), но… оказывается не совсем работоспособен! Исчез заголовок окна и все текстовые надписи в диалогах! Если мы не сумели снять дамп с такого простого приложения, как Блокнот, то с настоящими защитами нам и подавно не справится! В чем же дело?!</text:p>
      <text:p text:style-name="P4"/>
      <text:p text:style-name="P27">Рисунок <text:sequence text:ref-name="refDrawing7" text:name="Drawing" text:formula="ooow:Drawing+1" style:num-format="1">8</text:sequence> нормально работающий "Блокнот" (сверху) и тот же самый "Блокнот" после вснятия дампа — все текстовые строки исчезли</text:p>
      <text:p text:style-name="P18">Расследование показывает, что исчезнувшие текстовые строки хранятся в секции ресурсов и, стало быть, обрабатываются функцией <text:span text:style-name="T1">LoadString</text:span>. Загружаем оригинальный <text:span text:style-name="T1">notepad</text:span>.<text:span text:style-name="T1">exe</text:span> в <text:span text:style-name="T1">IDA Pro</text:span> (или любой другой дизассемблер по вкусу) и находим цикл, считывающий строки посредством функции <text:span text:style-name="T1">LoadStringW</text:span> (суффикс '<text:span text:style-name="T1">W</text:span>' означает, что мы имеем дело со строками в формате уникода). Ага, вот этот цикл! Рассмотрим его повнимательнее (будьте уверены, тут есть чему поучиться):</text:p>
      <text:p text:style-name="Standard"/>
      <text:p text:style-name="Standard"><text:span text:style-name="T7">01004825</text:span><text:span text:style-name="T8">h</text:span><text:span text:style-name="T7"><text:tab/></text:span><text:span text:style-name="T8">mov</text:span><text:span text:style-name="T7"><text:tab/></text:span><text:span text:style-name="T8">ebp</text:span><text:span text:style-name="T7">, </text:span><text:span text:style-name="T8">ds</text:span><text:span text:style-name="T7">:</text:span><text:span text:style-name="T8">LoadStringW</text:span><text:span text:style-name="T7"><text:tab/>; </text:span><text:span text:style-name="T8">ebp</text:span><text:span text:style-name="T7"> - указатель на </text:span><text:span text:style-name="T8">LoadStringW</text:span></text:p>
      <text:p text:style-name="Standard"><text:span text:style-name="T7">0100482</text:span><text:span text:style-name="T8">Bh</text:span><text:span text:style-name="T7"><text:tab/></text:span><text:span text:style-name="T8">mov</text:span><text:span text:style-name="T7"><text:tab/></text:span><text:span text:style-name="T8">edi</text:span><text:span text:style-name="T7">, </text:span><text:span text:style-name="T8">offst</text:span><text:span text:style-name="T7"> </text:span><text:span text:style-name="T8">off</text:span><text:span text:style-name="T7">_10080</text:span><text:span text:style-name="T8">C</text:span><text:span text:style-name="T7">0<text:tab/>;указатель на таблицу ресурсов</text:span></text:p>
      <text:p text:style-name="Standard"><text:span text:style-name="T7">01004830</text:span><text:span text:style-name="T8">h</text:span></text:p>
      <text:p text:style-name="P7">01004830h loc_1004830:<text:tab/><text:tab/><text:tab/><text:tab/>; CODE XREF: sub_10047EE+65↓j</text:p>
      <text:p text:style-name="Standard"><text:span text:style-name="T7">01004830</text:span><text:span text:style-name="T8">h</text:span><text:span text:style-name="T7"><text:tab/></text:span><text:span text:style-name="T8">mov</text:span><text:span text:style-name="T7"><text:tab/></text:span><text:span text:style-name="T8">eax</text:span><text:span text:style-name="T7">, [</text:span><text:span text:style-name="T8">edi</text:span><text:span text:style-name="T7">]<text:tab/><text:tab/>; грузим очередной </text:span><text:span text:style-name="T14">указатель</text:span><text:span text:style-name="T7"> на </text:span><text:span text:style-name="T8">uID</text:span><text:span text:style-name="T7"> в </text:span><text:span text:style-name="T8">eax</text:span></text:p>
      <text:p text:style-name="Standard"><text:span text:style-name="T7">01004832</text:span><text:span text:style-name="T8">h</text:span><text:span text:style-name="T7"><text:tab/></text:span><text:span text:style-name="T8">push</text:span><text:span text:style-name="T7"><text:tab/></text:span><text:span text:style-name="T8">ebx</text:span><text:span text:style-name="T7"><text:tab/><text:tab/><text:tab/>; </text:span><text:span text:style-name="T8">nBufferMax</text:span><text:span text:style-name="T7"> (максимальная длина буфера)</text:span></text:p>
      <text:p text:style-name="Standard"><text:span text:style-name="T7">01004833</text:span><text:span text:style-name="T8">h</text:span><text:span text:style-name="T7"><text:tab/></text:span><text:span text:style-name="T8">push</text:span><text:span text:style-name="T7"><text:tab/></text:span><text:span text:style-name="T8">esi</text:span><text:span text:style-name="T7"><text:tab/><text:tab/><text:tab/>; </text:span><text:span text:style-name="T8">lpBuffer</text:span><text:span text:style-name="T7"> <text:s text:c="2"/>(указатель на буфер)</text:span></text:p>
      <text:p text:style-name="Standard"><text:span text:style-name="T7">01004834</text:span><text:span text:style-name="T8">h</text:span><text:span text:style-name="T7"><text:tab/></text:span><text:span text:style-name="T8">push</text:span><text:span text:style-name="T7"><text:tab/></text:span><text:span text:style-name="T8">dword</text:span><text:span text:style-name="T7"> </text:span><text:span text:style-name="T8">ptr</text:span><text:span text:style-name="T7"> [</text:span><text:span text:style-name="T8">eax</text:span><text:span text:style-name="T7">]<text:tab/>; передаем извлеченный </text:span><text:span text:style-name="T8">uID</text:span><text:span text:style-name="T7"> функции</text:span></text:p>
      <text:p text:style-name="P7">01004836h<text:tab/>push<text:tab/>[esp+0Ch+hInstance]<text:tab/>; hInstance</text:p>
      <text:p text:style-name="Standard"><text:span text:style-name="T15">0100483</text:span><text:span text:style-name="T9">Ah</text:span><text:span text:style-name="T15"><text:tab/></text:span><text:span text:style-name="T9">call</text:span><text:span text:style-name="T15"><text:tab/></text:span><text:span text:style-name="T9">ebp</text:span><text:span text:style-name="T15"> ; </text:span><text:span text:style-name="T9">LoadStringW</text:span><text:span text:style-name="T15"><text:tab/>; считываем очередную строку из ресурса</text:span></text:p>
      <text:p text:style-name="Standard"><text:span text:style-name="T7">0100483</text:span><text:span text:style-name="T8">Ch</text:span><text:span text:style-name="T7"><text:tab/></text:span><text:span text:style-name="T8">mov</text:span><text:span text:style-name="T7"><text:tab/></text:span><text:span text:style-name="T8">ecx</text:span><text:span text:style-name="T7">, [</text:span><text:span text:style-name="T8">edi</text:span><text:span text:style-name="T7">]<text:tab/><text:tab/>; грузим тот же самый </text:span><text:span text:style-name="T8">uID</text:span><text:span text:style-name="T7"> в </text:span><text:span text:style-name="T8">ecx</text:span></text:p>
      <text:p text:style-name="Standard"><text:span text:style-name="T7">0100483</text:span><text:span text:style-name="T8">Eh</text:span><text:span text:style-name="T7"><text:tab/></text:span><text:span text:style-name="T8">inc</text:span><text:span text:style-name="T7"><text:tab/></text:span><text:span text:style-name="T8">eax</text:span><text:span text:style-name="T7"><text:tab/><text:tab/><text:tab/>; увеличиваем длину считанной строки на 1</text:span></text:p>
      <text:p text:style-name="Standard"><text:span text:style-name="T7">0100483</text:span><text:span text:style-name="T8">Fh</text:span><text:span text:style-name="T7"><text:tab/></text:span><text:span text:style-name="T8">cmp</text:span><text:span text:style-name="T7"><text:tab/></text:span><text:span text:style-name="T8">eax</text:span><text:span text:style-name="T7">, </text:span><text:span text:style-name="T8">ebx</text:span><text:span text:style-name="T7"><text:tab/><text:tab/>; ?строка влезает в буфер?</text:span></text:p>
      <text:p text:style-name="Standard"><text:span text:style-name="T15">01004841</text:span><text:span text:style-name="T9">h</text:span><text:span text:style-name="T15"><text:tab/></text:span><text:span text:style-name="T9">mov</text:span><text:span text:style-name="T15"><text:tab/>[</text:span><text:span text:style-name="T9">ecx</text:span><text:span text:style-name="T15">], </text:span><text:span text:style-name="T9">esi</text:span><text:span text:style-name="T15"><text:tab/><text:tab/>; сохраняем указатель на буфер поверх</text:span></text:p>
      <text:p text:style-name="Standard"><text:span text:style-name="T15">01004841</text:span><text:span text:style-name="T9">h</text:span><text:span text:style-name="T15"><text:tab/><text:tab/><text:tab/><text:tab/><text:tab/>; старого </text:span><text:span text:style-name="T9">uID</text:span><text:span text:style-name="T15">(он больше не понадобится)</text:span></text:p>
      <text:p text:style-name="P7">01004841h</text:p>
      <text:p text:style-name="Standard"><text:span text:style-name="T7">01004843</text:span><text:span text:style-name="T8">h</text:span><text:span text:style-name="T7"><text:tab/></text:span><text:span text:style-name="T8">lea</text:span><text:span text:style-name="T7"><text:tab/></text:span><text:span text:style-name="T8">esi</text:span><text:span text:style-name="T7">, [</text:span><text:span text:style-name="T8">esi</text:span><text:span text:style-name="T7">+</text:span><text:span text:style-name="T8">eax</text:span><text:span text:style-name="T7">*2]<text:tab/>; позиция для следующей строки в буфере</text:span></text:p>
      <text:p text:style-name="Standard"><text:span text:style-name="T7">01004846</text:span><text:span text:style-name="T8">h</text:span><text:span text:style-name="T7"><text:tab/></text:span><text:span text:style-name="T8">jg</text:span><text:span text:style-name="T7"><text:tab/></text:span><text:span text:style-name="T8">short</text:span><text:span text:style-name="T7"> </text:span><text:span text:style-name="T8">loc</text:span><text:span text:style-name="T7">_100488</text:span><text:span text:style-name="T8">B</text:span><text:span text:style-name="T7"><text:tab/>; если буфер кончился, то это облом</text:span></text:p>
      <text:p text:style-name="Standard"><text:span text:style-name="T7">01004848</text:span><text:span text:style-name="T8">h</text:span><text:span text:style-name="T7"><text:tab/></text:span><text:span text:style-name="T8">add</text:span><text:span text:style-name="T7"><text:tab/></text:span><text:span text:style-name="T8">edi</text:span><text:span text:style-name="T7">, 4<text:tab/><text:tab/><text:tab/>; переходим к следующему </text:span><text:span text:style-name="T8">uID</text:span></text:p>
      <text:p text:style-name="Standard"><text:span text:style-name="T7">0100484</text:span><text:span text:style-name="T8">Bh</text:span><text:span text:style-name="T7"><text:tab/></text:span><text:span text:style-name="T8">sub</text:span><text:span text:style-name="T7"><text:tab/></text:span><text:span text:style-name="T8">ebx</text:span><text:span text:style-name="T7">, </text:span><text:span text:style-name="T8">eax</text:span><text:span text:style-name="T7"><text:tab/><text:tab/>; уменьшаем свободное место в буфере</text:span></text:p>
      <text:p text:style-name="Standard"><text:span text:style-name="T7">0100484</text:span><text:span text:style-name="T8">Dh</text:span><text:span text:style-name="T7"><text:tab/></text:span><text:span text:style-name="T8">cmp</text:span><text:span text:style-name="T7"><text:tab/></text:span><text:span text:style-name="T8">edi</text:span><text:span text:style-name="T7">, </text:span><text:span text:style-name="T8">offst</text:span><text:span text:style-name="T7"> </text:span><text:span text:style-name="T8">off</text:span><text:span text:style-name="T7">_1008150<text:tab/>; ?конец таблицы ресурсов?</text:span></text:p>
      <text:p text:style-name="Standard"><text:span text:style-name="T7">01004853</text:span><text:span text:style-name="T8">h</text:span><text:span text:style-name="T7"><text:tab/></text:span><text:span text:style-name="T8">jl</text:span><text:span text:style-name="T7"><text:tab/></text:span><text:span text:style-name="T8">short</text:span><text:span text:style-name="T7"> </text:span><text:span text:style-name="T8">loc</text:span><text:span text:style-name="T7">_1004830<text:tab/>; мотаем цикл пока не конец ресурсов</text:span></text:p>
      <text:p text:style-name="P27">Листинг<text:span text:style-name="T1"> </text:span><text:sequence text:ref-name="refЛистинг1" text:name="Листинг" text:formula="ooow:Листинг+1" style:num-format="1">2</text:sequence><text:span text:style-name="T1"> </text:span>хитро оптимизированный цикл чтения строковых ресурсов</text:p>
      <text:p text:style-name="P18">В переводе на русский это звучит так: "Блокнот" берет очередной идентификатор строки из таблицы ресурсов, загружает строку, размещая ее в локальном буфере и сохраняя полученный указатель поверх… самого идентификатора, который уже не нужен! Это классический трюк с повторным использованием освободившихся переменных, известный еще со времен первых <text:span text:style-name="T1">PDP</text:span>, если не раньше. А вы все <text:span text:style-name="T1">Microsoft</text:span> ругаете! "Блокнот" писал не глупый хакер, бережно относящийся в системным ресурсам и к памяти, в частности.</text:p>
      <text:p text:style-name="P18">Для нас же это означает, что снятый с "живой" программы дамп будет неполноценным! Вместо реальных идентификаторов строк в секции ресурсов окажутся указатели на память, направленные в "космос", но ведь загрузчик ресурсов, приведенный <text:span text:style-name="T6">листинге 2</text:span>, ожидает реальных идентификатор и к встрече с указателями морально не готов! Это и есть та причина, по которой <text:span text:style-name="T1">PE</text:span>-файл, изготовленный из дампа, ведет себя неправильно.</text:p>
      <text:p text:style-name="P18">Впрочем, бывает и хуже. Во многих программах встречается конструкт вида:</text:p>
      <text:p text:style-name="P18"/>
      <text:p text:style-name="P1"><text:span text:style-name="T8">void</text:span><text:span text:style-name="T7"> *</text:span><text:span text:style-name="T8">p</text:span><text:span text:style-name="T7"> = 0;<text:tab/><text:tab/><text:tab/><text:tab/>// глобальная инициализированная переменная</text:span></text:p>
      <text:p text:style-name="P6"><text:tab/><text:tab/><text:tab/><text:tab/><text:tab/>// (на самом деле присваивать нуль необязательно</text:p>
      <text:p text:style-name="P6"><text:tab/><text:tab/><text:tab/><text:tab/><text:tab/>// <text:s/>поскольку все глобальные переменные "сами"</text:p>
      <text:p text:style-name="P6"><text:tab/><text:tab/><text:tab/><text:tab/><text:tab/>// <text:s/>обнуляются при запуске программы)</text:p>
      <text:p text:style-name="P6"/>
      <text:p text:style-name="P1"><text:span text:style-name="T9">if</text:span><text:span text:style-name="T15"> (!</text:span><text:span text:style-name="T9">p</text:span><text:span text:style-name="T15">) </text:span><text:span text:style-name="T9">p</text:span><text:span text:style-name="T15"> = </text:span><text:span text:style-name="T9">malloc</text:span><text:span text:style-name="T15">(</text:span><text:span text:style-name="T9">BUF</text:span><text:span text:style-name="T15">_</text:span><text:span text:style-name="T9">SIZE</text:span><text:span text:style-name="T15">);<text:tab/><text:tab/>// выделить память, если она еще не выделена</text:span></text:p>
      <text:p text:style-name="P27"><text:soft-page-break/>Листинг<text:span text:style-name="T1"> </text:span><text:sequence text:ref-name="refЛистинг2" text:name="Листинг" text:formula="ooow:Листинг+1" style:num-format="1">3</text:sequence><text:span text:style-name="T1"> </text:span>"защита" от дампинга живых программ</text:p>
      <text:p text:style-name="P18">Очевидно, если снять дамп с программы <text:span text:style-name="T21">после</text:span> выделения память, то при запуске <text:span text:style-name="T1">pe</text:span>-файла, полученного из такого дампа, память навсегда перестанет выделяться, а в глобальной переменной <text:span text:style-name="T1">p</text:span> окажется указатель, доставшийся ей в "наследство" от предыдущего запуска, однако, соответствующий регион памяти выделен не будет и программа либо рухнет, либо залезет в чужие данные, устроив там настоящий переполох!</text:p>
      <text:p text:style-name="P18">Сформулируем главное правило: <text:span text:style-name="T22">снимать дамп с программы можно только в точке входа!</text:span> Остается разобраться: как эту точку входа отловить.</text:p>
      <text:p text:style-name="P18"/>
      <text:p text:style-name="P24">поиск стартового кода по сигнатурам в памяти</text:p>
      <text:p text:style-name="P18">Начинающие программисты считают, что выполнение программы начинается с функции <text:span text:style-name="T1">main</text:span> (на Си/Си++) или процедуры <text:span text:style-name="T1">begin</text:span> (на Паскале), но это неверно. Первым всегда вызывается стартовый код (<text:span text:style-name="T1">start</text:span>-<text:span text:style-name="T1">up</text:span> <text:span text:style-name="T1">code</text:span>), устанавливающий первичный обработчик структурных исключений, инициализирующий <text:span text:style-name="T1">RTL</text:span>, вызывающий <text:span text:style-name="T20">GetModuleHandleA</text:span> для получения дескриптора текущего модуля и т. д. Тоже самое относится к <text:span text:style-name="T1">DLL</text:span>.</text:p>
      <text:p text:style-name="P18">Существует огромное множество разновидностей <text:span text:style-name="T1">start</text:span>-<text:span text:style-name="T1">up</text:span> кодов, выбираемых компилятором в зависимости от типа программы, ключей компиляции и т. д. Исходные тексты стартовых кодов, как правило, открыты. В частности, <text:span text:style-name="T1">Microsoft</text:span> <text:span text:style-name="T1">Visual</text:span> <text:span text:style-name="T1">C</text:span>++ хранят их в каталоге \Microsoft Visual Studio\VC98\CRT\SRC под именами <text:span text:style-name="T1">crt</text:span>*.*. Всего их около десятка.</text:p>
      <text:p text:style-name="P18">Ниже (<text:span text:style-name="T6">см. листинг 4</text:span>), в качестве примера, приведен один из стартовых кодов компилятора <text:span text:style-name="T1">DELPHI</text:span>:</text:p>
      <text:p text:style-name="Standard"/>
      <text:p text:style-name="P7">CODE:00401EE8 start<text:tab/>proc near</text:p>
      <text:p text:style-name="P7">CODE:00401EE8<text:tab/><text:tab/>push<text:tab/>ebp</text:p>
      <text:p text:style-name="P7">CODE:00401EE9<text:tab/><text:tab/>mov<text:tab/>ebp, esp</text:p>
      <text:p text:style-name="P7">CODE:00401EEB<text:tab/><text:tab/>add<text:tab/>esp, 0FFFFFFF0h</text:p>
      <text:p text:style-name="Standard"><text:span text:style-name="T8">CODE:00401EEE<text:tab/><text:tab/>mov<text:tab/>eax, offset dword_401EB8</text:span></text:p>
      <text:p text:style-name="P7">CODE:00401EF3<text:tab/><text:tab/>call<text:tab/>@Sysinit@@InitExe$qqrpv<text:tab/>; Sysinit::InitExe()</text:p>
      <text:p text:style-name="P7">CODE:00401EF8<text:tab/><text:tab/>push<text:tab/>0</text:p>
      <text:p text:style-name="P8">…</text:p>
      <text:p text:style-name="P7">CODE:00401D9C @Sysinit@@InitExe$qqrpv proc near<text:tab/><text:tab/>; CODE XREF: start+B↓p</text:p>
      <text:p text:style-name="P7">CODE:00401D9C<text:tab/><text:tab/>push<text:tab/>ebx</text:p>
      <text:p text:style-name="P7">CODE:00401D9D<text:tab/><text:tab/>mov<text:tab/>ebx, eax</text:p>
      <text:p text:style-name="Standard"><text:span text:style-name="T8">CODE:00401D9F<text:tab/><text:tab/>xor<text:tab/>eax, eax</text:span></text:p>
      <text:p text:style-name="P7">CODE:00401DA1<text:tab/><text:tab/>mov<text:tab/>ds:TlsIndex, eax</text:p>
      <text:p text:style-name="Standard"><text:span text:style-name="T8">CODE:00401DA6<text:tab/><text:tab/>push<text:tab/>0 <text:tab/><text:tab/></text:span><text:span text:style-name="T7"><text:tab/></text:span><text:span text:style-name="T8"><text:tab/>; lpModuleName</text:span></text:p>
      <text:p text:style-name="P7">CODE:00401DA8<text:tab/><text:tab/>call<text:tab/>GetModuleHandleA</text:p>
      <text:p text:style-name="P7">CODE:00401DAD<text:tab/><text:tab/>mov<text:tab/>ds:dword_4036D8, eax</text:p>
      <text:p text:style-name="P7">CODE:00401DB2<text:tab/><text:tab/>mov<text:tab/>eax, ds:dword_4036D8</text:p>
      <text:p text:style-name="P7">CODE:00401DB7<text:tab/><text:tab/>mov<text:tab/>ds:dword_40207C, eax</text:p>
      <text:p text:style-name="P7">CODE:00401DBC<text:tab/><text:tab/>xor<text:tab/>eax, eax</text:p>
      <text:p text:style-name="P7">CODE:00401DBE<text:tab/><text:tab/>mov<text:tab/>ds:dword_402080, eax</text:p>
      <text:p text:style-name="P7">CODE:00401DC3<text:tab/><text:tab/>xor<text:tab/>eax, eax</text:p>
      <text:p text:style-name="P7">CODE:00401DC5<text:tab/><text:tab/>mov<text:tab/>ds:dword_402084, eax</text:p>
      <text:p text:style-name="P7">CODE:00401DCA<text:tab/><text:tab/>call<text:tab/>@SysInit@_16395<text:tab/><text:tab/>; SysInit::_16395</text:p>
      <text:p text:style-name="P7">CODE:00401DCF<text:tab/><text:tab/>mov<text:tab/>edx, offset unk_402078</text:p>
      <text:p text:style-name="Standard"><text:span text:style-name="T8">CODE:00401DD4<text:tab/><text:tab/>mov<text:tab/>eax, ebx</text:span></text:p>
      <text:p text:style-name="P7">CODE:00401DD6<text:tab/><text:tab/>call<text:tab/>sub_4018A4</text:p>
      <text:p text:style-name="P27">Листинг <text:sequence text:ref-name="refЛистинг3" text:name="Листинг" text:formula="ooow:Листинг+1" style:num-format="1">4</text:sequence> пример стартового кода на <text:span text:style-name="T1">DELPHI</text:span></text:p>
      <text:p text:style-name="P18">Собрав внушительную коллекцию стартовых кодов (или выдернув ее из <text:span text:style-name="T1">IDA Pro</text:span>) мы легко найдем <text:span text:style-name="T1">OEP</text:span> простым сканированием дампа, снятого с "живой" программы. Загружаем полученный дамп в <text:span text:style-name="T1">hiew</text:span> и, перебирая сигнатуры всех стартовых кодов, находим который из них "наш". Первый байт стартового кода и будет точкой входа в программу — <text:span text:style-name="T1">OEP</text:span>.</text:p>
      <text:p text:style-name="P18">Запоминаем ее адрес (в моей версии "Блокнота" она расположена по смещению 01006420<text:span text:style-name="T1">h</text:span>), загружаем упакованную программу в отладчик и устанавливаем аппаратную точку на исполнение по данному адресу<text:span text:style-name="T1"> </text:span>– "<text:span text:style-name="T20">BPM </text:span><text:span text:style-name="T19">1006420</text:span><text:span text:style-name="T20"> X</text:span>" (<text:span text:style-name="T22">внимание</text:span><text:span text:style-name="T21">! по умолчанию отладчик ставит точку останова на чтение/запись, что совсем не одно и тоже!</text:span>). Опля! Обогнув распаковщик, отладчик (или наш дампер, который мы чуть позже отважимся написать) всплывает непосредственно в <text:span text:style-name="T1">OEP</text:span>! Самое время снимать дамп!</text:p>
      <text:p text:style-name="Standard"/>
      <text:p text:style-name="P23"><text:span text:style-name="T5">пара популярных, но неудачных способов: </text:span><text:span text:style-name="T2">GetModuleHandleA</text:span><text:span text:style-name="T5"> и </text:span><text:span text:style-name="T2">fs</text:span><text:span text:style-name="T5">:0</text:span></text:p>
      <text:p text:style-name="P18">Библиотека сигнатур это, конечно, хорошо, но слишком хлопотно. Новые версии компиляторов выходят чуть ли не каждую декаду, к тому же разработчики зачастую слегка <text:soft-page-break/>модифицируют <text:span text:style-name="T1">start</text:span>-<text:span text:style-name="T1">up</text:span> код, ослепляя сигнатурный поиск. Что тогда? Достаточно часто в этих случаях рекомендуется установка точек останова на <text:span text:style-name="T1">API</text:span>-функцию <text:span text:style-name="T20">GetModuleHandleA</text:span> ("<text:span text:style-name="T20">BPM GetModuleHandleA X</text:span>") и на фильтр структурных исключений ("<text:span text:style-name="T20">BPM FS</text:span><text:span text:style-name="T19">:0</text:span>"). Но это не очень хорошие способы и ниже будет показано почему.</text:p>
      <text:p text:style-name="P18">Начнем с функции <text:span text:style-name="T20">GetModuleHandleA</text:span>, которая присутствует практически в каждом стартовом коде (исключая некоторые ассемблерные извращения). Нажимаем &lt;<text:span text:style-name="T1">Ctrl</text:span>-<text:span text:style-name="T1">D</text:span>&gt; для вызова <text:span text:style-name="T1">soft</text:span>-<text:span text:style-name="T1">ice</text:span>, даем команду "<text:span text:style-name="T20">BPM GetModuleHandleA X</text:span>" (можно так же дать "<text:span text:style-name="T20">BPX GetModuleHandleA</text:span>", но в этом случае <text:span text:style-name="T1">soft</text:span>-<text:span text:style-name="T1">ice</text:span> внедрит в начало <text:span text:style-name="T20">GetModuleHandleA</text:span> программную точку останова <text:span text:style-name="T1">CCh</text:span>, легко обнаруживаемую многими защитными механизмами) и запускаем наш подопытный "Блокнот", предварительно зажевав его любым не слишком навороченным упаковщиком, например <text:span text:style-name="T1">ASPack</text:span> или <text:span text:style-name="T1">UPX</text:span>. Поскольку, установка точки останова носит глобальный характер, все программы, обращающие к <text:span text:style-name="T20">GetModuleHandleA</text:span>, будут вызывать всплытия отладчика. Внимательно смотрите на имя программы, отображаемое отладчиком в правом нижнем углу (<text:span text:style-name="T6">см. рис 9</text:span>) — если это не наша программа, жмем "<text:span text:style-name="T20">x</text:span>" или &lt;<text:span text:style-name="T1">Ctrl</text:span>-<text:span text:style-name="T1">D</text:span>&gt; для выхода из отладчика.</text:p>
      <text:p text:style-name="P18">После серии ложных срабатываний, в углу наконец-то появляется наш заветный <text:span text:style-name="T1">NOTEPAD</text:span>. Самое время сказать отладчику "<text:span text:style-name="T20">P RET</text:span>", чтобы выбраться из функции в непосредственно вызывающий ее код, однако… этим вызывающим кодом оказывается отнюдь не окрестности исходной точки входа, а код самого распаковщика! И до <text:span text:style-name="T1">OEP</text:span> нам еще трассировать и трассировать. Определить нашу дислокацию поможет карта памяти. Даем команду "<text:span text:style-name="T20">MAP</text:span><text:span text:style-name="T19">32</text:span>" и смотрим, что скажет отладчик:</text:p>
      <text:p text:style-name="P4"/>
      <text:p text:style-name="P27">Рисунок <text:sequence text:ref-name="refDrawing8" text:name="Drawing" text:formula="ooow:Drawing+1" style:num-format="1">9</text:sequence> функция 1010295h:CALL [EBP+F4Dh] это на самом деле <text:span text:style-name="T1">GetModuleHandleA</text:span>, вызываемая таким заковыристым образом.</text:p>
      <text:p text:style-name="P18">Файл <text:span text:style-name="T1">notepad</text:span>.<text:span text:style-name="T1">exe</text:span> состоит из нескольких секций: .<text:span text:style-name="T1">text</text:span> (сжатый код исходной программы), .data (сжатые данные исходной программы), .rs<text:span text:style-name="T1">rc</text:span> (сжатые ресурсы исходной программы), .<text:span text:style-name="T1">aspack</text:span> (код распаковщика) и .<text:span text:style-name="T1">adata</text:span> (данные распаковщика). Секция кода исходной программы заканчивается на адресе 100800<text:span text:style-name="T1">h</text:span> и все, что лежит ниже — уже ей не принадлежит. В нашем случае функция <text:span text:style-name="T20">GetModuleHandleA</text:span><text:span text:style-name="T19">,</text:span> вызывается кодом, расположенным по адресу 1010295<text:span text:style-name="T1">h</text:span>, который, как нетрудно установить, принадлежит, секции .<text:span text:style-name="T1">aspacack </text:span>– то есть непосредственно самому распаковщику и к <text:span text:style-name="T1">OEP</text:span> никакого отношения не имеет (помимо распаковщика, функцию <text:span text:style-name="T20">GetModuleHandleA</text:span> могут вызывать и динамические библиотеки, подключаемые статической компоновкой, то есть через секцию импорта).</text:p>
      <text:p text:style-name="P18">Выходим из отладчика, нажимая &lt;<text:span text:style-name="T1">Ctrl</text:span>-<text:span text:style-name="T1">D</text:span>&gt; до тех пор, пока вызов <text:span text:style-name="T20">GetModuleHandleA</text:span> не окажется внутри секции .<text:span text:style-name="T1">text</text:span> (если лень топтать клавиатуру, можно установить условную точку останова в стиле "<text:span text:style-name="T20">BPM GetModuleHandleA</text:span><text:span text:style-name="T19"> </text:span><text:span text:style-name="T20">X</text:span><text:span text:style-name="T19"> </text:span><text:span text:style-name="T20">IF</text:span><text:span text:style-name="T19"> </text:span><text:span text:style-name="T20">EIP</text:span><text:span text:style-name="T19"> &lt; 0</text:span><text:span text:style-name="T20">x</text:span><text:span text:style-name="T19">1008000</text:span>".</text:p>
      <text:p text:style-name="P18">Ага! Вот, наконец, появилось что-то похожее на истину (<text:span text:style-name="T6">см. рис. 10</text:span>).</text:p>
      <text:p text:style-name="P4"/>
      <text:p text:style-name="P27">Рисунок<text:span text:style-name="T1"> </text:span><text:sequence text:ref-name="refDrawing9" text:name="Drawing" text:formula="ooow:Drawing+1" style:num-format="1">10</text:sequence><text:span text:style-name="T1"> </text:span>подлинный вызов <text:span text:style-name="T1">GetModuleHandleA</text:span> из окрестностей <text:span text:style-name="T1">OEP</text:span></text:p>
      <text:p text:style-name="P18">Данный вызов действительно подлинный и, прокручивая экран окна <text:span text:style-name="T1">CODE</text:span> вверх, нам остается всего лишь найти стандартный пролог <text:span text:style-name="T20">PUSH EBP</text:span><text:span text:style-name="T19">/</text:span><text:span text:style-name="T20">MOV EBP</text:span><text:span text:style-name="T19">,</text:span><text:span text:style-name="T20">ESP</text:span> или <text:span text:style-name="T20">RET</text:span><text:span text:style-name="T19">,</text:span> которым заканчивается предшествующая процедура. С высокой степенью вероятности это и будет <text:span text:style-name="T1">OEP</text:span>, на которую можно поставить аппаратную точку останова, затем перезапустить программу еще раз (не забыв при этом удалить точку останова на <text:span text:style-name="T20">GetModuleHandleA</text:span>) и в момент всплытия отладчика сделать программе дамп. При этом следует помнить, что далеко не всегда <text:span text:style-name="T20">GetModuleHandleA</text:span> вызывается непосредственного из самого стартового кода! В частности <text:span text:style-name="T1">DELPHI</text:span> помещает <text:span text:style-name="T20">GetModuleHandleA</text:span> в функцию <text:span text:style-name="T19">@Sysinit@@InitExe$qqrpv</text:span>, а вот она-то уже и вызывается стартовым кодом! (<text:span text:style-name="T6">см. листинг 4</text:span>).</text:p>
      <text:p text:style-name="P18">Это значит, что для достижения <text:span text:style-name="T1">OEP</text:span>, с момента "ловли" <text:span text:style-name="T20">GetModuleHandleA</text:span> нам придется раскрутить стек (команда "<text:span text:style-name="T20">STACK</text:span><text:span text:style-name="T19">"</text:span> в <text:span text:style-name="T1">soft</text:span>-<text:span text:style-name="T1">ice</text:span>), поднявшись на один или два уровня вверх. Но на сколько конкретно подниматься? Чтобы ответить на этот вопрос, нам необходимо исследовать состояние стека на момент вызова файла.</text:p>
      <text:p text:style-name="P18">Даем команду "<text:span text:style-name="T20">D ESP</text:span>" и смотрим (чтобы данные отображались не байтами, а двойными словами, необходимо сказать отладчику "<text:span text:style-name="T23">dd</text:span>"):</text:p>
      <text:p text:style-name="P17"/>
      <text:p text:style-name="P5">:d esp</text:p>
      <text:p text:style-name="Standard"><text:span text:style-name="T7">0023:0006FFC4 </text:span><text:span text:style-name="T17">77E87903</text:span><text:span text:style-name="T7"> <text:s/>FFFFFFFF <text:s/>0011F458 <text:s/>7FFDF000 <text:s text:c="5"/>.y.w....X.......</text:span></text:p>
      <text:p text:style-name="P5"><text:soft-page-break/></text:p>
      <text:p text:style-name="P5">:u *esp</text:p>
      <text:p text:style-name="Standard"><text:span text:style-name="T7">0023:</text:span><text:span text:style-name="T17">77</text:span><text:span text:style-name="T11">E</text:span><text:span text:style-name="T17">87903</text:span><text:span text:style-name="T7"> <text:s/></text:span><text:span text:style-name="T8">E</text:span><text:span text:style-name="T7">9470</text:span><text:span text:style-name="T8">A</text:span><text:span text:style-name="T7">0300 <text:s text:c="9"/></text:span><text:span text:style-name="T8">JMP</text:span><text:span text:style-name="T7"> <text:s text:c="6"/></text:span><text:span text:style-name="T14">77</text:span><text:span text:style-name="T12">EB</text:span><text:span text:style-name="T14">834</text:span><text:span text:style-name="T12">F</text:span></text:p>
      <text:p text:style-name="P5"/>
      <text:p text:style-name="Standard"><text:span text:style-name="T7">:</text:span><text:span text:style-name="T8">u</text:span><text:span text:style-name="T7"> </text:span><text:span text:style-name="T14">77</text:span><text:span text:style-name="T12">EB</text:span><text:span text:style-name="T14">834</text:span><text:span text:style-name="T12">F</text:span></text:p>
      <text:p text:style-name="Standard"><text:span text:style-name="T7">0023:77</text:span><text:span text:style-name="T8">EB</text:span><text:span text:style-name="T7">834</text:span><text:span text:style-name="T8">F</text:span><text:span text:style-name="T7"> <text:s/>50 <text:s text:c="17"/></text:span><text:span text:style-name="T8">PUSH</text:span><text:span text:style-name="T7"> <text:s text:c="5"/></text:span><text:span text:style-name="T8">EAX</text:span></text:p>
      <text:p text:style-name="Standard"><text:span text:style-name="T7">00</text:span><text:span text:style-name="T8">23:77EB8350 <text:s/>E87A83FDFF <text:s text:c="9"/>CALL <text:s text:c="5"/>KERNEL32!ExitThread</text:span></text:p>
      <text:p text:style-name="P7"/>
      <text:p text:style-name="P5">:d fs:0</text:p>
      <text:p text:style-name="P5">0038:00000000 0006FFE0 <text:s/>00070000 <text:s/>0006E000 <text:s/>00000000 <text:s text:c="5"/>................</text:p>
      <text:p text:style-name="P27">Листинг<text:span text:style-name="T1"> </text:span><text:sequence text:ref-name="refЛистинг4" text:name="Листинг" text:formula="ooow:Листинг+1" style:num-format="1">5</text:sequence><text:span text:style-name="T1"> </text:span>состояние стека на момент вызова файла</text:p>
      <text:p text:style-name="P18">Адрес 77E87903<text:span text:style-name="T1">h</text:span> (для наглядности выделенный подчеркиванием), указывает куда-то внутрь <text:span text:style-name="T1">KERNEL</text:span>32.<text:span text:style-name="T1">DLL</text:span> и команда ("<text:span text:style-name="T20">U </text:span><text:span text:style-name="T19">*</text:span><text:span text:style-name="T20">ESP</text:span>") позволяет узнать куда. Ага, здесь расположен безусловный переход на <text:span text:style-name="T20">PUSH EAX</text:span><text:span text:style-name="T19">/</text:span><text:span text:style-name="T20">CALL KERNEL</text:span><text:span text:style-name="T19">32!</text:span><text:span text:style-name="T20">ExitThread</text:span>. То есть, на процедуру завершения программы. Со времен <text:span text:style-name="T1">MS</text:span>-<text:span text:style-name="T1">DOS</text:span> не так уж и многое изменилось. Там тоже на вершине стека лежал адрес возврата на <text:span text:style-name="T1">exit</text:span>, поэтому завершать работу программы можно не только через <text:span text:style-name="T1">API</text:span>, но и простой инструкцией <text:span text:style-name="T20">RETN</text:span>. Если стек сбалансирован, она сработает правильно. Кстати, пара адресов на вершине стека 77E87903<text:span text:style-name="T1">h</text:span>/FFFFFFFF<text:span text:style-name="T1">h</text:span> до боли напоминает термирующий обработчик структурных исключений (термирующий<text:span text:style-name="T1"> </text:span>– то есть последний в цепочке), которым она по сути и является ибо содержимое двойного слова <text:span text:style-name="T20">FS</text:span><text:span text:style-name="T19">:[00000000</text:span><text:span text:style-name="T20">h</text:span><text:span text:style-name="T19">]</text:span> указывает как раз на нее.</text:p>
      <text:p text:style-name="P18">Сформулируем еще одно правило: <text:span text:style-name="T22">признаком </text:span><text:span text:style-name="T3">OEP</text:span><text:span text:style-name="T22"> является ситуация </text:span><text:span text:style-name="T3">FS</text:span><text:span text:style-name="T22">:[00000000</text:span><text:span text:style-name="T3">h</text:span><text:span text:style-name="T22">]</text:span><text:span text:style-name="T3"> </text:span><text:span text:style-name="T22">==</text:span><text:span text:style-name="T3"> ESP</text:span><text:span text:style-name="T22"> &amp;&amp; *</text:span><text:span text:style-name="T3">ESP </text:span><text:span text:style-name="T22">==</text:span><text:span text:style-name="T3"> </text:span><text:span text:style-name="T22">77</text:span><text:span text:style-name="T3">E</text:span><text:span text:style-name="T22">87903</text:span><text:span text:style-name="T3">h</text:span> (естественно, этот адрес варьируется от системы к системе и на каждой из них должен вычисляться индивидуально!).</text:p>
      <text:p text:style-name="P18">Кстати, раз уж мы затронули структурные исключения, не мешает познакомиться с ними поближе. Практически каждый стартовый код начинает свою деятельность с установки своего собственного фильтра структурных исключений, записывая в ячейку <text:span text:style-name="T20">FS</text:span><text:span text:style-name="T19">:0</text:span> новое значение.</text:p>
      <text:p text:style-name="P18"/>
      <text:p text:style-name="P1"><text:span text:style-name="T7">.</text:span><text:span text:style-name="T8">text</text:span><text:span text:style-name="T7">:01006420 55<text:tab/><text:tab/><text:tab/></text:span><text:span text:style-name="T8">push</text:span><text:span text:style-name="T7"><text:tab/></text:span><text:span text:style-name="T8">ebp</text:span><text:span text:style-name="T7"><text:tab/><text:tab/>; </text:span><text:span text:style-name="T24"></text:span><text:span text:style-name="T18"> исходная точка входа</text:span></text:p>
      <text:p text:style-name="P10">.text:01006421 8B EC<text:tab/><text:tab/><text:tab/>mov<text:tab/>ebp, esp</text:p>
      <text:p text:style-name="P10">.text:01006423 6A FF<text:tab/><text:tab/><text:tab/>push<text:tab/>0FFFFFFFFh</text:p>
      <text:p text:style-name="P10">.text:01006425 68 88 18 00 01<text:tab/><text:tab/>push<text:tab/>dword_1001888</text:p>
      <text:p text:style-name="P1"><text:span text:style-name="T13">.text:0100642A 68 D0 65 00 01<text:tab/><text:tab/>push<text:tab/>loc_10065D0<text:tab/>; </text:span><text:span text:style-name="T24"></text:span><text:span text:style-name="T13"> "</text:span><text:span text:style-name="T18">наш</text:span><text:span text:style-name="T13">" </text:span><text:span text:style-name="T18">обработчик</text:span></text:p>
      <text:p text:style-name="P1"><text:span text:style-name="T18">.</text:span><text:span text:style-name="T13">text</text:span><text:span text:style-name="T18">:0100642</text:span><text:span text:style-name="T13">F</text:span><text:span text:style-name="T18"> 64 </text:span><text:span text:style-name="T13">A</text:span><text:span text:style-name="T18">1 00 00 00 00<text:tab/></text:span><text:span text:style-name="T13">mov</text:span><text:span text:style-name="T18"><text:tab/></text:span><text:span text:style-name="T13">eax</text:span><text:span text:style-name="T18">, </text:span><text:span text:style-name="T13">fs</text:span><text:span text:style-name="T18">:0 <text:tab/>; </text:span><text:span text:style-name="T24"></text:span><text:span text:style-name="T18"> берем старый фильтр</text:span></text:p>
      <text:p text:style-name="P10">.text:01006435 50<text:tab/><text:tab/><text:tab/>push<text:tab/>eax</text:p>
      <text:p text:style-name="P1"><text:span text:style-name="T18">.</text:span><text:span text:style-name="T13">text</text:span><text:span text:style-name="T18">:01006436 64 89 25 00 00 00+<text:tab/></text:span><text:span text:style-name="T13">mov</text:span><text:span text:style-name="T18"><text:tab/></text:span><text:span text:style-name="T13">fs</text:span><text:span text:style-name="T18">:0, </text:span><text:span text:style-name="T13">esp</text:span><text:span text:style-name="T18"><text:tab/>; </text:span><text:span text:style-name="T24"></text:span><text:span text:style-name="T18"> ставим новый фильтр</text:span></text:p>
      <text:p text:style-name="P28">Листинг <text:sequence text:ref-name="refЛистинг5" text:name="Листинг" text:formula="ooow:Листинг+1" style:num-format="1">6</text:sequence> установка нового фильтра структурных исключений в стартовым коде</text:p>
      <text:p text:style-name="P20">Попробуем отловить это событие?! А почему бы и нет! Только надо учесть, что в отличии от <text:span text:style-name="T1">API</text:span>-функций, допускающих установку глобальных точек останова, точка останова на <text:span text:style-name="T20">FS</text:span><text:span text:style-name="T19">:0</text:span> должна устанавливаться из контекста подопытного приложения. А как в него попасть? Необходимо либо остановиться в точке входа в распаковщик (см. врезку <text:span text:style-name="T6">"что делать если отладчик проскакивает точку входа в распаковщик</text:span>"), либо установить точку останова на <text:span text:style-name="T20">GetModuleHandleA</text:span>, дождаться первого ложного всплытия отладчика, совершенного в контексте <text:span text:style-name="T22">нашего</text:span> приложения (в правом нижнем углу горит <text:span text:style-name="T1">notepad</text:span>), затем удалить точку останова на <text:span text:style-name="T20">GetModuleHandleA</text:span> и установить точку останова на фильтр структурных исключений: "<text:span text:style-name="T20">BPM FS</text:span><text:span text:style-name="T19">:0</text:span>". Необходимо сразу подготовить себя к <text:span text:style-name="T21">огромному</text:span> количеству ложных срабатываний (структурные исключения активно использует не только распаковщик, но и сама операционная система), и чтобы закончить отладку до конца сезона, необходимо воспользоваться условными точками останова, ограничив диапазон срабатываний отладчика секцией .<text:span text:style-name="T1">text</text:span>. В нашем случае это будет выглядеть так: "<text:span text:style-name="T20">BPM FS</text:span><text:span text:style-name="T19">:0 </text:span><text:span text:style-name="T20">IF</text:span><text:span text:style-name="T19"> </text:span><text:span text:style-name="T20">EIP</text:span><text:span text:style-name="T19"> &lt; 0</text:span><text:span text:style-name="T20">X</text:span><text:span text:style-name="T19">100800</text:span>" (предыдущую точку останова перед этим следует удалить), после чего можно смело отправиться на кухню и варить пакетный рис, поскольку за компьютером нам делать уже нечего.</text:p>
      <text:p text:style-name="P14"/>
      <text:p text:style-name="P28">Рисунок <text:sequence text:ref-name="refDrawing10" text:name="Drawing" text:formula="ooow:Drawing+1" style:num-format="1">11</text:sequence><text:span text:style-name="T1"> </text:span>ловля <text:span text:style-name="T1">OEP</text:span> на обработчик структурных исключений</text:p>
      <text:p text:style-name="P20">Даже незащищенный <text:span text:style-name="T1">NOTEPAD</text:span>.<text:span text:style-name="T1">EXE</text:span> вывалил окно отладчика спустя... 713.34 секунды (<text:span text:style-name="T6">см. рис. 11</text:span>), что немногим больше 12 минут. Это же целая вечность для процессора! (Для справки: эксперименты проводились на <text:span text:style-name="T1">VM Ware</text:span>, запущенным под древним <text:span text:style-name="T1">Pentium</text:span>-<text:soft-page-break/><text:span text:style-name="T1">III</text:span> 733 <text:span text:style-name="T1">MHz</text:span>, современные процессоры справляются с этой ситуацией намного быстрее — на то они и современные).</text:p>
      <text:p text:style-name="P20">Но как бы там ни было, исходная точка входа найдена! Вот она, расположенная по адресу 10006420<text:span text:style-name="T1">h</text:span>! Как говориться, бери и властвуй!</text:p>
      <text:p text:style-name="P19"/>
      <text:p text:style-name="P22"><text:span text:style-name="T5">побочные эффекты упаковщиков или почему не работает </text:span><text:span text:style-name="T2">VirtualProtect</text:span></text:p>
      <text:p text:style-name="P20">Очевидно, чтобы распаковывать кодовую секцию программы, упаковщик должен иметь разрешение на запись (отсутствующее по умолчанию), а по завершению распаковки восстанавливать исходные атрибуты, чтобы программа выглядела так, как будто ее не упаковали. Помимо кодовой секции, необходимо восстановить атрибуты секции .<text:span text:style-name="T1">rdata</text:span>, доступной, как и следует из ее названия, только на чтение. Для манипуляций с атрибутами страниц <text:span text:style-name="T1">Windows</text:span> предоставляет функцию <text:span text:style-name="T20">VirtualProtect</text:span>. И это практически единственный путь, которым можно что-то сделать (не считая <text:span text:style-name="T20">VirtualAlloc</text:span> с флагом <text:span text:style-name="T1">MEM</text:span>_<text:span text:style-name="T1">COMMIT</text:span> с которым связана куча проблем).</text:p>
      <text:p text:style-name="P20">Логично предположить, что функция <text:span text:style-name="T20">VirtualProtect</text:span> должна вызывается после завершения распаковки в непосредственной близости от передачи управления на <text:span text:style-name="T1">OEP</text:span>. Означает ли это, что установив точку останова на <text:span text:style-name="T20">VirtualProtect</text:span> мы…</text:p>
      <text:p text:style-name="P20">А вот и нет! Из трех наугад взятых упаковщиков: <text:span text:style-name="T1">ASPack</text:span>, <text:span text:style-name="T1">PE</text:span>-<text:span text:style-name="T1">Compact</text:span> и <text:span text:style-name="T1">UPX</text:span>, только <text:span text:style-name="T1">PE</text:span>-<text:span text:style-name="T1">compact</text:span> вызывал <text:span text:style-name="T20">VirtualProtect</text:span> для манипуляций с атрибуты секций (да и то совсем для других целей), а все остальные оставляли их открытыми на запись даже после завершения распаковки! Вопиющее нарушение спецификаций и неуважение к нормам хорошего поведения!</text:p>
      <text:p text:style-name="P20">Да вы смотрите сами:</text:p>
      <text:p text:style-name="P14"/>
      <text:p text:style-name="P28">Рисунок <text:sequence text:ref-name="refDrawing11" text:name="Drawing" text:formula="ooow:Drawing+1" style:num-format="1">12</text:sequence> исходный "блокноте"</text:p>
      <text:p text:style-name="P20">В неупакованном "Блокноте" (<text:span text:style-name="T6">см. рис. 12</text:span>) секция .text имеет права на чтение и исполнение (executable/readable/code), секция .data - чтение и запись (writeable/readable/инициализированные данные), секция .rsrc - только на чтение (readable/инициализированные данные). Короче, все как в приличных домах.</text:p>
      <text:p text:style-name="P14"/>
      <text:p text:style-name="P28">Рисунок <text:sequence text:ref-name="refDrawing12" text:name="Drawing" text:formula="ooow:Drawing+1" style:num-format="1">13</text:sequence> "блокнот", упакованный <text:span text:style-name="T1">ASPack</text:span>'ом</text:p>
      <text:p text:style-name="P20">Теперь упакуем файл <text:span text:style-name="T1">ASPack</text:span>'ом. Запустим его и, дождавшись окончания распаковки (на экране появляется главное окно программы), снимем с него дамп (<text:span text:style-name="T6">см. рис 13</text:span>). Вот это номер! <text:span text:style-name="T22">Все</text:span> секции имеют атрибут <text:span text:style-name="T1">C</text:span>0000040<text:span text:style-name="T1">h</text:span>, то есть такой же как у секции данных — с правом на запись, но без прав исполнения. А вот это уже нехорошо! Мало того, что в кодовую секцию теперь может писать кто угодно, так еще на процессорах с <text:span text:style-name="T1">NX</text:span>/<text:span text:style-name="T1">XD</text:span> битами файл, обработанный <text:span text:style-name="T1">ASPack</text:span>'ом исполняться не будет!!! Система выбросит грозное предупреждение с намеком на вирус и большинство пользователей просто сотрут такой файл от греха подальше, а это значит, что создатель упакованной программы потеряет клиента (и правильно — не зачем было паковать!). К тому же, в памяти по-прежнему болтаются секции .<text:span text:style-name="T1">aspack</text:span> и .<text:span text:style-name="T1">adata</text:span> которые упаковщик не удосужился "подчистить". Это, хоть и не смертельно, но все-таки не аккуратно.</text:p>
      <text:p text:style-name="P14"/>
      <text:p text:style-name="P28">Рисунок <text:sequence text:ref-name="refDrawing13" text:name="Drawing" text:formula="ooow:Drawing+1" style:num-format="1">14</text:sequence> "блокнот", упакованный <text:span text:style-name="T1">PE</text:span>-<text:span text:style-name="T1">compact</text:span></text:p>
      <text:p text:style-name="P20">А вот <text:span text:style-name="T1">PE</text:span>-<text:span text:style-name="T1">compact</text:span> преподносит нам настоящий сюрприз (<text:span text:style-name="T6">см. рис. 14</text:span>)! Секции .<text:span text:style-name="T1">text</text:span> и .<text:span text:style-name="T1">data</text:span> объединены в одну большую секцию с атрибутами (<text:span text:style-name="T1">executable</text:span>/<text:span text:style-name="T1">readable</text:span>/writeable/<text:span text:style-name="T1">code</text:span>/инициализированные данные), а секция .<text:span text:style-name="T1">rsrc</text:span>, которая не должна (по спецификации!) иметь права на запись, его все-таки имеет. Как говориться, с барского плеча ничего не жалко. Зато свои собственные секции <text:span text:style-name="T1">PE</text:span>-<text:span text:style-name="T1">compact</text:span> подчищает весьма аккуратно.</text:p>
      <text:p text:style-name="P14"/>
      <text:p text:style-name="P28">Рисунок <text:sequence text:ref-name="refDrawing14" text:name="Drawing" text:formula="ooow:Drawing+1" style:num-format="1">15</text:sequence> "блокнот", упакованный <text:span text:style-name="T1">UPX</text:span>'ом</text:p>
      <text:p text:style-name="P20">Что же касается <text:span text:style-name="T1">UPX</text:span>'а (<text:span text:style-name="T6">см. рис. 15</text:span>), то в целом он движется по пути <text:span text:style-name="T1">PE</text:span>-<text:span text:style-name="T1">compact</text:span>'а: кодовую секцию с секций данных он не объединяет, но атрибуты им назначает те же самые (чтение/запись/исполнение), в добавок ко всему "забывая" вернуть им исходные имена (которые впрочем, никто не проверяет). Исключение совсем секция .<text:span text:style-name="T1">rsrc </text:span>– некоторые программы теряют способность находить ресурсы, если эта секция названа как-то иначе.</text:p>
      <text:p text:style-name="P20"><text:soft-page-break/>Вердикт — <text:span text:style-name="T5">все упаковщики гадость! Ни один из них не соответствует спецификациям на </text:span><text:span text:style-name="T2">PE</text:span><text:span text:style-name="T5">-файл, зато побочных эффектов от упаковки — хоть отбавляй! (удивительно как упакованные файлы еще ухитряются работать). Отсюда — устанавливать точку останова на </text:span><text:span text:style-name="T2">VirtualProtect</text:span><text:span text:style-name="T5"> никакого смысла нет.</text:span>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код</text:p>
          </table:table-cell>
          <table:table-cell table:style-name="Таблица1.B1" office:value-type="string">
            <text:p text:style-name="P12">значение</text:p>
          </table:table-cell>
        </table:table-row>
        <table:table-row table:style-name="Таблица1.1">
          <table:table-cell table:style-name="Таблица1.A2" office:value-type="string">
            <text:p text:style-name="P12">00000004<text:span text:style-name="T1">h</text:span></text:p>
          </table:table-cell>
          <table:table-cell table:style-name="Таблица1.B2" office:value-type="string">
            <text:p text:style-name="P12">16-битные смещения кода</text:p>
          </table:table-cell>
        </table:table-row>
        <table:table-row table:style-name="Таблица1.1">
          <table:table-cell table:style-name="Таблица1.A3" office:value-type="string">
            <text:p text:style-name="P12">00000020<text:span text:style-name="T1">h</text:span></text:p>
          </table:table-cell>
          <table:table-cell table:style-name="Таблица1.B3" office:value-type="string">
            <text:p text:style-name="P3">code</text:p>
          </table:table-cell>
        </table:table-row>
        <table:table-row table:style-name="Таблица1.1">
          <table:table-cell table:style-name="Таблица1.A4" office:value-type="string">
            <text:p text:style-name="P12">00000040<text:span text:style-name="T1">h</text:span></text:p>
          </table:table-cell>
          <table:table-cell table:style-name="Таблица1.B4" office:value-type="string">
            <text:p text:style-name="P12">инициализированные данные</text:p>
          </table:table-cell>
        </table:table-row>
        <table:table-row table:style-name="Таблица1.1">
          <table:table-cell table:style-name="Таблица1.A5" office:value-type="string">
            <text:p text:style-name="P12">00000080<text:span text:style-name="T1">h</text:span></text:p>
          </table:table-cell>
          <table:table-cell table:style-name="Таблица1.B5" office:value-type="string">
            <text:p text:style-name="P12">неинициализированные данные</text:p>
          </table:table-cell>
        </table:table-row>
        <table:table-row table:style-name="Таблица1.1">
          <table:table-cell table:style-name="Таблица1.A6" office:value-type="string">
            <text:p text:style-name="P12">00000200<text:span text:style-name="T1">h</text:span></text:p>
          </table:table-cell>
          <table:table-cell table:style-name="Таблица1.B6" office:value-type="string">
            <text:p text:style-name="P12">комментарии или другая вспомогательная информация</text:p>
          </table:table-cell>
        </table:table-row>
        <table:table-row table:style-name="Таблица1.1">
          <table:table-cell table:style-name="Таблица1.A7" office:value-type="string">
            <text:p text:style-name="P12">00000400<text:span text:style-name="T1">h</text:span></text:p>
          </table:table-cell>
          <table:table-cell table:style-name="Таблица1.B7" office:value-type="string">
            <text:p text:style-name="P12">оверлей</text:p>
          </table:table-cell>
        </table:table-row>
        <table:table-row table:style-name="Таблица1.1">
          <table:table-cell table:style-name="Таблица1.A8" office:value-type="string">
            <text:p text:style-name="P12">00000800<text:span text:style-name="T1">h</text:span></text:p>
          </table:table-cell>
          <table:table-cell table:style-name="Таблица1.B8" office:value-type="string">
            <text:p text:style-name="P12">не подлежит загрузке в память</text:p>
          </table:table-cell>
        </table:table-row>
        <table:table-row table:style-name="Таблица1.1">
          <table:table-cell table:style-name="Таблица1.A9" office:value-type="string">
            <text:p text:style-name="P3">00001000h</text:p>
          </table:table-cell>
          <table:table-cell table:style-name="Таблица1.B9" office:value-type="string">
            <text:p text:style-name="P12"><text:span text:style-name="T1">Comdat.</text:span></text:p>
          </table:table-cell>
        </table:table-row>
        <table:table-row table:style-name="Таблица1.1">
          <table:table-cell table:style-name="Таблица1.A10" office:value-type="string">
            <text:p text:style-name="P3">00500000h</text:p>
          </table:table-cell>
          <table:table-cell table:style-name="Таблица1.B10" office:value-type="string">
            <text:p text:style-name="P12">выравнивание по умолчанию</text:p>
          </table:table-cell>
        </table:table-row>
        <table:table-row table:style-name="Таблица1.1">
          <table:table-cell table:style-name="Таблица1.A11" office:value-type="string">
            <text:p text:style-name="P12">02000000<text:span text:style-name="T1">h</text:span></text:p>
          </table:table-cell>
          <table:table-cell table:style-name="Таблица1.B11" office:value-type="string">
            <text:p text:style-name="P12">может быть выброшено из памяти</text:p>
          </table:table-cell>
        </table:table-row>
        <table:table-row table:style-name="Таблица1.1">
          <table:table-cell table:style-name="Таблица1.A12" office:value-type="string">
            <text:p text:style-name="P3">04000000h</text:p>
          </table:table-cell>
          <table:table-cell table:style-name="Таблица1.B12" office:value-type="string">
            <text:p text:style-name="P3">not cachable.</text:p>
          </table:table-cell>
        </table:table-row>
        <table:table-row table:style-name="Таблица1.1">
          <table:table-cell table:style-name="Таблица1.A13" office:value-type="string">
            <text:p text:style-name="P3">08000000h</text:p>
          </table:table-cell>
          <table:table-cell table:style-name="Таблица1.B13" office:value-type="string">
            <text:p text:style-name="P3">not pageable.</text:p>
          </table:table-cell>
        </table:table-row>
        <table:table-row table:style-name="Таблица1.1">
          <table:table-cell table:style-name="Таблица1.A14" office:value-type="string">
            <text:p text:style-name="P3">10000000h</text:p>
          </table:table-cell>
          <table:table-cell table:style-name="Таблица1.B14" office:value-type="string">
            <text:p text:style-name="P3">shareable</text:p>
          </table:table-cell>
        </table:table-row>
        <table:table-row table:style-name="Таблица1.1">
          <table:table-cell table:style-name="Таблица1.A15" office:value-type="string">
            <text:p text:style-name="P3">20000000h</text:p>
          </table:table-cell>
          <table:table-cell table:style-name="Таблица1.B15" office:value-type="string">
            <text:p text:style-name="P3">executable</text:p>
          </table:table-cell>
        </table:table-row>
        <table:table-row table:style-name="Таблица1.1">
          <table:table-cell table:style-name="Таблица1.A16" office:value-type="string">
            <text:p text:style-name="P3">40000000h</text:p>
          </table:table-cell>
          <table:table-cell table:style-name="Таблица1.B16" office:value-type="string">
            <text:p text:style-name="P3">readable</text:p>
          </table:table-cell>
        </table:table-row>
        <table:table-row table:style-name="Таблица1.1">
          <table:table-cell table:style-name="Таблица1.A17" office:value-type="string">
            <text:p text:style-name="P3">80000000h</text:p>
          </table:table-cell>
          <table:table-cell table:style-name="Таблица1.B17" office:value-type="string">
            <text:p text:style-name="P3">writeable</text:p>
          </table:table-cell>
        </table:table-row>
      </table:table>
      <text:p text:style-name="P28">Таблица<text:span text:style-name="T1"> </text:span><text:sequence text:ref-name="refTable0" text:name="Table" text:formula="ooow:Table+1" style:num-format="1">1</text:sequence><text:span text:style-name="T1"> </text:span>расшифровка атрибутов секций <text:span text:style-name="T1">PE</text:span>-файла</text:p>
      <text:p text:style-name="P12"/>
      <text:p text:style-name="P25"><text:span text:style-name="T5">универсальный примем поиска </text:span><text:span text:style-name="T2">OEP</text:span><text:span text:style-name="T5">, основанный на балансе стека</text:span></text:p>
      <text:p text:style-name="P20">Вот мы и подобрались к самому интересному и универсальному способу определения <text:span text:style-name="T1">OEP</text:span>, который к тому же легко автоматизировать. Упаковщик (даже если это не совсем корректный упаковщик) просто обязан после распаковки восстановить стек, в смысле вернуть регистр <text:span text:style-name="T1">ESP</text:span> на его законное место, указывающее на первичный фильтр структурных исключений, устанавливаемый системой по умолчанию (<text:span text:style-name="T6">см. листинг 5</text:span>). Некоторые упаковщики еще восстанавливают и регистры, но это уже необязательно.</text:p>
      <text:p text:style-name="P20">Возьмем, к примеру, тот же <text:span text:style-name="T1">ASPack</text:span> и посмотрим в его начало (<text:span text:style-name="T6">см. листинг 7</text:span>):</text:p>
      <text:p text:style-name="P12"/>
      <text:p text:style-name="P9">:u eip</text:p>
      <text:p text:style-name="P12"><text:span text:style-name="T7">001</text:span><text:span text:style-name="T8">B</text:span><text:span text:style-name="T7">:01010001 <text:s/>60<text:tab/><text:tab/></text:span><text:span text:style-name="T8">PUSHAD</text:span><text:span text:style-name="T7"><text:tab/><text:tab/><text:tab/>; сохранить все регистры в стеке</text:span></text:p>
      <text:p text:style-name="P12"><text:span text:style-name="T7">001</text:span><text:span text:style-name="T8">B</text:span><text:span text:style-name="T7">:01010002 <text:s/></text:span><text:span text:style-name="T8">E</text:span><text:span text:style-name="T7">803000000<text:tab/></text:span><text:span text:style-name="T8">CALL</text:span><text:span text:style-name="T7"><text:tab/>0101000</text:span><text:span text:style-name="T8">A</text:span><text:span text:style-name="T7"><text:tab/>; определить текущий </text:span><text:span text:style-name="T8">EIP</text:span></text:p>
      <text:p text:style-name="P12"><text:span text:style-name="T7">001</text:span><text:span text:style-name="T8">B</text:span><text:span text:style-name="T7">:01010007 <text:s/></text:span><text:span text:style-name="T8">E</text:span><text:span text:style-name="T7">9</text:span><text:span text:style-name="T8">EB</text:span><text:span text:style-name="T7">045</text:span><text:span text:style-name="T8">D</text:span><text:span text:style-name="T7">45<text:tab/></text:span><text:span text:style-name="T8">JMP</text:span><text:span text:style-name="T7"><text:tab/>465</text:span><text:span text:style-name="T8">E</text:span><text:span text:style-name="T7">04</text:span><text:span text:style-name="T8">F</text:span><text:span text:style-name="T7">7<text:tab/>; спрятанные </text:span><text:span text:style-name="T8">JMPS</text:span><text:span text:style-name="T7">/</text:span><text:span text:style-name="T8">POP EBP</text:span><text:span text:style-name="T7">/</text:span><text:span text:style-name="T8">INC EBP</text:span></text:p>
      <text:p text:style-name="P12"><text:span text:style-name="T7">001</text:span><text:span text:style-name="T8">B</text:span><text:span text:style-name="T7">:0101000</text:span><text:span text:style-name="T8">C</text:span><text:span text:style-name="T7"> <text:s/>55<text:tab/><text:tab/></text:span><text:span text:style-name="T8">PUSH</text:span><text:span text:style-name="T7"><text:tab/></text:span><text:span text:style-name="T8">EBP</text:span><text:span text:style-name="T7"><text:tab/><text:tab/>; \ <text:s/>"эмуляция" команды</text:span></text:p>
      <text:p text:style-name="P9">001B:0101000D <text:s/>C3<text:tab/><text:tab/>RET<text:tab/><text:tab/><text:tab/>; / jmp 01010008h</text:p>
      <text:p text:style-name="P28">Листинг <text:sequence text:ref-name="refЛистинг6" text:name="Листинг" text:formula="ooow:Листинг+1" style:num-format="1">7</text:sequence> точка входа в распаковщик <text:span text:style-name="T1">ASPack</text:span></text:p>
      <text:p text:style-name="P20">Замечательно! Первая же команда сохраняет все регистры в стеке. Очевидно, что непосредственно перед передачей управления на <text:span text:style-name="T1">OEP</text:span> они будут восстановлены командой <text:span text:style-name="T20">POPAD</text:span>, выполнение которой очень легко отследить, установив точку останова на двойное слово, лежащее выше верхушки стека: "<text:span text:style-name="T19">BPM ESP - 4</text:span>".</text:p>
      <text:p text:style-name="P20">Результат превосходит все ожидания (<text:span text:style-name="T6">см. листинг 8</text:span>):</text:p>
      <text:p text:style-name="P20"/>
      <text:p text:style-name="Standard"><text:span text:style-name="T18">001</text:span><text:span text:style-name="T13">B</text:span><text:span text:style-name="T18">:010103</text:span><text:span text:style-name="T13">AF</text:span><text:span text:style-name="T18"> <text:s/>61<text:tab/><text:tab/></text:span><text:span text:style-name="T13">POPAD</text:span><text:span text:style-name="T18"><text:tab/><text:tab/>; </text:span><text:span text:style-name="T24"></text:span><text:span text:style-name="T18"> на этой команде отладчик всплывает </text:span></text:p>
      <text:p text:style-name="P9">001B:010103B0 <text:s/>7508<text:tab/><text:tab/>JNZ<text:tab/>010103BA<text:tab/><text:tab/>(JUMP↓)</text:p>
      <text:p text:style-name="P9">001B:010103B2 <text:s/>B801000000<text:tab/>MOV<text:tab/>EAX,00000001</text:p>
      <text:p text:style-name="P12"><text:span text:style-name="T8">001B:010103B7 <text:s/>C20C00<text:tab/><text:tab/>RET<text:tab/>000C</text:span></text:p>
      <text:p text:style-name="Standard"><text:span text:style-name="T10">001B:010103BA <text:s/>6820640001<text:tab/>PUSH<text:tab/>1006420<text:tab/>; </text:span><text:span text:style-name="T25"></text:span><text:span text:style-name="T10"> </text:span><text:span text:style-name="T16">адрес</text:span><text:span text:style-name="T10"> OEP</text:span></text:p>
      <text:p text:style-name="Standard"><text:span text:style-name="T16">001</text:span><text:span text:style-name="T10">B</text:span><text:span text:style-name="T16">:010103</text:span><text:span text:style-name="T10">BF</text:span><text:span text:style-name="T16"> <text:s/></text:span><text:span text:style-name="T10">C</text:span><text:span text:style-name="T16">3<text:tab/><text:tab/></text:span><text:span text:style-name="T10">RET</text:span><text:span text:style-name="T16"><text:tab/><text:tab/>; </text:span><text:span text:style-name="T25"></text:span><text:span text:style-name="T16"> передача управления на </text:span><text:span text:style-name="T10">OEP</text:span></text:p>
      <text:p text:style-name="P28">Листинг<text:span text:style-name="T1"> </text:span><text:sequence text:ref-name="refЛистинг7" text:name="Листинг" text:formula="ooow:Листинг+1" style:num-format="1">8</text:sequence><text:span text:style-name="T1"> </text:span>передача управления на <text:span text:style-name="T1">OEP</text:span></text:p>
      <text:p text:style-name="P20">Распаковав программу, <text:span text:style-name="T1">ASPack</text:span> заботливо выталкивает сохраненные регистры из стека, вызывая всплытие отладчика и мы видим тривиальный код передающий управление на <text:span text:style-name="T1">OEP</text:span> "классическим" способом через <text:span text:style-name="T20">PUSH offset OEP</text:span><text:span text:style-name="T19">/</text:span><text:span text:style-name="T20">RET</text:span>. Поиск исходной точки входа не затратил и десятка секунд! Ну разве не красота?!</text:p>
      <text:p text:style-name="P20"><text:soft-page-break/>А теперь возьмем <text:span text:style-name="T1">UNX</text:span> и проверим, удастся ли нам провернуть этот трюк и над ним? Ведь мы же претендуем на универсальный примем!</text:p>
      <text:p text:style-name="P12"/>
      <text:p text:style-name="P12"><text:span text:style-name="T15">001</text:span><text:span text:style-name="T9">B</text:span><text:span text:style-name="T15">:01011710 <text:s/>60<text:tab/><text:tab/></text:span><text:span text:style-name="T9">PUSHAD</text:span><text:span text:style-name="T15"><text:tab/><text:tab/>; сохранить все регистры в стеке</text:span></text:p>
      <text:p text:style-name="P9">001B:01011711 <text:s/>BE00D00001<text:tab/>MOV<text:tab/>ESI,0100D000</text:p>
      <text:p text:style-name="P9">001B:01011716 <text:s/>8DBE0040FFFF<text:tab/>LEA<text:tab/>EDI,[ESI+FFFF4000]</text:p>
      <text:p text:style-name="P12"><text:span text:style-name="T8">001B:0101171C <text:s/>57<text:tab/><text:tab/>PUSH<text:tab/>EDI</text:span></text:p>
      <text:p text:style-name="P28">Листинг <text:sequence text:ref-name="refЛистинг8" text:name="Листинг" text:formula="ooow:Листинг+1" style:num-format="1">9</text:sequence> так начинается <text:span text:style-name="T1">UPX</text:span></text:p>
      <text:p text:style-name="P20">Вот он, уже знакомый нам <text:span text:style-name="T20">PUSHAD</text:span> (<text:span text:style-name="T6">см. листинг 9</text:span>), сохраняющий все регистры в стеке и восстанавливающий их непосредственно перед передачей управления на <text:span text:style-name="T1">OEP</text:span>. Даем команду "<text:span text:style-name="T20">BPM ESP</text:span><text:span text:style-name="T19">-4</text:span>" и выходим из отладчика, пока он не всплывет (<text:span text:style-name="T6">см. листинг 10</text:span>):</text:p>
      <text:p text:style-name="P12"/>
      <text:p text:style-name="P12"><text:span text:style-name="T7">001</text:span><text:span text:style-name="T8">B</text:span><text:span text:style-name="T7">:0101185</text:span><text:span text:style-name="T8">E</text:span><text:span text:style-name="T7"> <text:s/>61<text:tab/><text:tab/></text:span><text:span text:style-name="T8">POPAD</text:span></text:p>
      <text:p text:style-name="P9">001B:0101185F <text:s/>E9BC4BFFFF<text:tab/>JMP<text:tab/>01006420<text:tab/>(JUMP ↑)</text:p>
      <text:p text:style-name="P28">Листинг <text:sequence text:ref-name="refЛистинг9" text:name="Листинг" text:formula="ooow:Листинг+1" style:num-format="1">10</text:sequence><text:span text:style-name="T1"> </text:span>так <text:span text:style-name="T1">UPX</text:span> передает управление на <text:span text:style-name="T1">OEP</text:span></text:p>
      <text:p text:style-name="P20">А вот и отличия! Передача управления осуществляется командой <text:span text:style-name="T20">JMP </text:span><text:span text:style-name="T19">1006420</text:span><text:span text:style-name="T20">h</text:span>, где 1006420<text:span text:style-name="T1">h</text:span> — исходная точка входа. Похоже, что все упаковщики работают по одному и тому же алгоритму и ломаются с реактивной скоростью.</text:p>
      <text:p text:style-name="P20">Но не будем смешить. Возьмем <text:span text:style-name="T1">PE</text:span>-<text:span text:style-name="T1">compact</text:span> и проверим свою догадку на нем.</text:p>
      <text:p text:style-name="P20"/>
      <text:p text:style-name="P12"><text:span text:style-name="T8">001B:01001000 <text:s/>B874190101<text:tab/>MOV<text:tab/>EAX,01011974</text:span></text:p>
      <text:p text:style-name="P9">001B:01001005 <text:s/>50<text:tab/><text:tab/>PUSH<text:tab/>EAX</text:p>
      <text:p text:style-name="P9">001B:01001006 <text:s/>64FF3500000000<text:tab/>PUSH<text:tab/>DWORD PTR FS:[00000000]</text:p>
      <text:p text:style-name="P9">001B:0100100D <text:s/>64892500000000<text:tab/>MOV<text:tab/>FS:[00000000],ESP</text:p>
      <text:p text:style-name="P28">Листинг<text:span text:style-name="T1"> </text:span><text:sequence text:ref-name="refЛистинг10" text:name="Листинг" text:formula="ooow:Листинг+1" style:num-format="1">11</text:sequence><text:span text:style-name="T1"> </text:span>точка<text:span text:style-name="T1"> </text:span>входа<text:span text:style-name="T1"> </text:span>в<text:span text:style-name="T1"> </text:span>файл<text:span text:style-name="T1">, </text:span>упакованный <text:span text:style-name="T1">PE</text:span>-<text:span text:style-name="T1">compact</text:span></text:p>
      <text:p text:style-name="P20">Плохо дело (<text:span text:style-name="T6">см. листинг 11</text:span>)! <text:span text:style-name="T1">PE</text:span>-<text:span text:style-name="T1">compact</text:span> никаких регистров вообще не сохраняет, а <text:span text:style-name="T20">PUSH EAX</text:span> используется только затем, чтобы установить свой обработчик структурных исключений. Тем не менее, на момент завершения распаковки указатель стека должен быть восстановлен, следовательно, точка останова на "<text:span text:style-name="T20">BPM ESP</text:span><text:span text:style-name="T19">-4</text:span>" все-таки может сработать….</text:p>
      <text:p text:style-name="P12"/>
      <text:p text:style-name="P12"><text:span text:style-name="T8">001B:</text:span><text:span text:style-name="T9">77F8AF78</text:span><text:span text:style-name="T8"> <text:s/>FF7304<text:tab/><text:tab/>PUSH<text:tab/>DWORD PTR [EBX+04]</text:span></text:p>
      <text:p text:style-name="P12"><text:span text:style-name="T8">001B:</text:span><text:span text:style-name="T9">77F8AF7B</text:span><text:span text:style-name="T8"> <text:s/>8D45F0<text:tab/><text:tab/>LEA<text:tab/>EAX,[EBP-10]</text:span></text:p>
      <text:p text:style-name="P12"><text:span text:style-name="T8">001B:</text:span><text:span text:style-name="T9">77F8AF7E</text:span><text:span text:style-name="T8"> <text:s/>50<text:tab/><text:tab/>PUSH<text:tab/>EAX</text:span></text:p>
      <text:p text:style-name="P28">Листинг <text:sequence text:ref-name="refЛистинг11" text:name="Листинг" text:formula="ooow:Листинг+1" style:num-format="1">12</text:sequence> первое срабатывание точки останова на <text:span text:style-name="T1">esp</text:span>-4</text:p>
      <text:p text:style-name="P20">Так, ну это срабатывание (<text:span text:style-name="T6">см. листинг 12</text:span>) явно левое (судя по <text:span text:style-name="T1">EIP</text:span>, равному 77<text:span text:style-name="T1">F</text:span>8<text:span text:style-name="T1">AF</text:span>78<text:span text:style-name="T1">h</text:span>, мы находится где-то внутри <text:span text:style-name="T1">KERNEL</text:span>32.<text:span text:style-name="T1">DLL</text:span>, использующим стек для нужд производственной необходимости), давим &lt;<text:span text:style-name="T1">Ctrl</text:span>-<text:span text:style-name="T1">D</text:span>&gt; не желая здесь больше задерживаться.</text:p>
      <text:p text:style-name="P12"/>
      <text:p text:style-name="Standard"><text:span text:style-name="T16">001</text:span><text:span text:style-name="T10">B</text:span><text:span text:style-name="T16">:010119</text:span><text:span text:style-name="T10">A</text:span><text:span text:style-name="T16">6 <text:s/>55<text:tab/><text:tab/></text:span><text:span text:style-name="T10">PUSH</text:span><text:span text:style-name="T16"><text:tab/></text:span><text:span text:style-name="T10">EBP</text:span><text:span text:style-name="T16"><text:tab/>; </text:span><text:span text:style-name="T25"></text:span><text:span text:style-name="T16"> эта команда вызывает всплытие</text:span></text:p>
      <text:p text:style-name="P9">001B:010119A7 <text:s/>53<text:tab/><text:tab/>PUSH<text:tab/>EBX</text:p>
      <text:p text:style-name="P9">001B:010119A8 <text:s/>51<text:tab/><text:tab/>PUSH<text:tab/>ECX</text:p>
      <text:p text:style-name="P9">001B:010119A9 <text:s/>57<text:tab/><text:tab/>PUSH<text:tab/>EDI</text:p>
      <text:p text:style-name="P28">Листинг<text:span text:style-name="T1"> </text:span><text:sequence text:ref-name="refЛистинг12" text:name="Листинг" text:formula="ooow:Листинг+1" style:num-format="1">13</text:sequence><text:span text:style-name="T1"> </text:span>Кузьмич<text:span text:style-name="T1">?! </text:span>Где-то это я?</text:p>
      <text:p text:style-name="P20">Следующее всплытие отладчика (<text:span text:style-name="T6">см. листинг 13</text:span>), ничуть не более осмысленное, чем предыдущее. Ясно только одно: в стек заталкивается регистр <text:span text:style-name="T1">EBP</text:span> вместе с кучей других регистров. Судя по всему, это распаковщик сохраняет их с одной лишь ему ведомой целью. Давим &lt;<text:span text:style-name="T1">Ctrl</text:span>-<text:span text:style-name="T1">D</text:span>&gt; и ждем дальше — что нам еще покажут?</text:p>
      <text:p text:style-name="P12"/>
      <text:p text:style-name="P12"><text:span text:style-name="T7">:</text:span><text:span text:style-name="T8">u</text:span><text:span text:style-name="T7"> </text:span><text:span text:style-name="T8">eip</text:span><text:span text:style-name="T7">-1</text:span></text:p>
      <text:p text:style-name="P9">001B:01011A35 <text:s/>5D<text:tab/><text:tab/>POP<text:tab/>EBP</text:p>
      <text:p text:style-name="P9">001B:01011A36 <text:s/>FFE0<text:tab/><text:tab/>JMP<text:tab/>EAX (01006420h)</text:p>
      <text:p text:style-name="P28">Листинг<text:span text:style-name="T1"> </text:span><text:sequence text:ref-name="refЛистинг13" text:name="Листинг" text:formula="ooow:Листинг+1" style:num-format="1">14</text:sequence><text:span text:style-name="T1"> </text:span>переход на <text:span text:style-name="T1">OEP</text:span></text:p>
      <text:p text:style-name="P20">А вот на этот раз (<text:span text:style-name="T6">см. листинг 14</text:span>) нам повезло! Регистр <text:span text:style-name="T1">EBP</text:span> выталкивается из стека и вслед за этим осуществляется переход на <text:span text:style-name="T1">OEP</text:span> посредством команды <text:span text:style-name="T20">JMP EAX</text:span>. Мы все-таки достигли ее!!! Вот только ложные срабатывания напрягают. Это мы, опытные хакеры, можем "визуально" отличить где происходит передача на <text:span text:style-name="T1">OEP</text:span>, а где нет. С автоматизацией в этом плане значительно сложнее — у компьютера интуиция отсутствует напрочь. А ведь мы всего <text:soft-page-break/>лишь развлекаемся с давно побежденными упаковщиками… Про борьбу с протекторами речь еще не идет.</text:p>
      <text:p text:style-name="P20">Возьмем более серьезный упаковщик <text:span text:style-name="T2">FSG</text:span><text:span text:style-name="T5"> 2.0</text:span> <text:span text:style-name="T1">by</text:span> <text:span text:style-name="T1">bart</text:span>/<text:span text:style-name="T1">xt</text:span> (http://xtreeme.prv.pl/, http://www.wasm.ru/baixado.php?mode=tool&amp;id=345) и начнем его пытать.</text:p>
      <text:p text:style-name="P19"/>
      <text:p text:style-name="P9">001B:01000154 <text:s/>8725B4850101<text:tab/>XCHG<text:tab/>ESP,[010185B4]</text:p>
      <text:p text:style-name="P9">001B:0100015A <text:s/>61<text:tab/><text:tab/>POPAD</text:p>
      <text:p text:style-name="P9">001B:0100015B <text:s/>94<text:tab/><text:tab/>XCHG<text:tab/>EAX,ESP</text:p>
      <text:p text:style-name="P9">001B:0100015C <text:s/>55<text:tab/><text:tab/>PUSH<text:tab/>EBP</text:p>
      <text:p text:style-name="P9">001B:0100015D <text:s/>A4<text:tab/><text:tab/>MOVSB</text:p>
      <text:p text:style-name="P28">Листинг<text:span text:style-name="T1"> </text:span><text:sequence text:ref-name="refЛистинг14" text:name="Листинг" text:formula="ooow:Листинг+1" style:num-format="1">15</text:sequence><text:span text:style-name="T1"> </text:span>многообещающая точка входа в упаковщик <text:span text:style-name="T1">FSG</text:span></text:p>
      <text:p text:style-name="P20">Разочарование начинается в первых же команд (<text:span text:style-name="T6">см. листинг 15</text:span>). <text:span text:style-name="T1">FSG</text:span> переназначает регистр <text:span text:style-name="T1">ESP</text:span> и хотя через некоторое время восстанавливает его вновь — особой радости нам это не доставляет. Упаковщик очень интенсивно использует стек, поэтому точка останова на "<text:span text:style-name="T20">BPM ESP</text:span><text:span text:style-name="T19">-4</text:span>" выдает миллион ложных срабатываний, причем большинство из них относятся к циклам (<text:span text:style-name="T6">см. листинг 16</text:span>):</text:p>
      <text:p text:style-name="P12"/>
      <text:p text:style-name="P9">001B:010001C1 <text:s/>5E<text:tab/><text:tab/>POP<text:tab/>ESI</text:p>
      <text:p text:style-name="P9">001B:010001C2 <text:s/>AD<text:tab/><text:tab/>LODSD</text:p>
      <text:p text:style-name="P9">001B:010001C3 <text:s/>97<text:tab/><text:tab/>XCHG<text:tab/>EAX,EDI</text:p>
      <text:p text:style-name="P9">001B:010001C4 <text:s/>AD<text:tab/><text:tab/>LODSD</text:p>
      <text:p text:style-name="P12"><text:span text:style-name="T8">001B:010001C5 <text:s/>50<text:tab/><text:tab/>PUSH<text:tab/>EAX</text:span></text:p>
      <text:p text:style-name="P9">001B:010001C6 <text:s/>FF5310<text:tab/><text:tab/>CALL<text:tab/>[EBX+10]</text:p>
      <text:p text:style-name="P28">Листинг <text:sequence text:ref-name="refЛистинг15" text:name="Листинг" text:formula="ooow:Листинг+1" style:num-format="1">16</text:sequence> фрагмент кода, генерирующий ложные срабатывания точки останова</text:p>
      <text:p text:style-name="P20">Необходимо внести какое-то дополнительное условие (к счастью, <text:span text:style-name="T1">soft</text:span>-<text:span text:style-name="T1">ice</text:span> поддерживает условные точки останова!), автоматически отсеивающее ложные срабатывания или хотя бы их часть. Давайте подумаем! Если стартовый код упакованной программы начинается со стандартного пролога типа <text:span text:style-name="T20">PUSH EBP</text:span><text:span text:style-name="T19">/</text:span><text:span text:style-name="T20">MOV EBP</text:span><text:span text:style-name="T19">,</text:span><text:span text:style-name="T20">ESP</text:span>, то точка останова "<text:span text:style-name="T20">BPM ESP</text:span><text:span text:style-name="T19">‑4</text:span><text:span text:style-name="T20"> IF</text:span><text:span text:style-name="T19"> *(</text:span><text:span text:style-name="T20">ESP</text:span><text:span text:style-name="T19">)= = </text:span><text:span text:style-name="T20">EBP</text:span>", отсеет кучу мусора, но... при этом, она будет срабатывать на любом стандартном прологе нулевого уровня вложенности, а во-вторых, упакованная программа может иметь оптимизированный пролог, в котором регистр <text:span text:style-name="T1">EBP</text:span> не используется.</text:p>
      <text:p text:style-name="P20">А вот другая идея: допустим, управление на <text:span text:style-name="T1">OEP</text:span> передается через <text:span text:style-name="T20">PUSH offset OEP</text:span><text:span text:style-name="T19">/</text:span><text:span text:style-name="T20">RETN</text:span>, тогда на вершите стека окажется адрес возврата, что опять-таки легко запрограммировать в условной точке останова. Еще управление может передаваться через <text:span text:style-name="T20">MOV EAX</text:span><text:span text:style-name="T19">,</text:span><text:span text:style-name="T20">offset OEP</text:span><text:span text:style-name="T19">/</text:span><text:span text:style-name="T20">JMP</text:span><text:span text:style-name="T19"> </text:span><text:span text:style-name="T20">EAX</text:span>, что также легко проконтролировать и отследить, но вот против "прямых" команд <text:span text:style-name="T20">JMP offset OEP</text:span> или <text:span text:style-name="T20">JMP</text:span><text:span text:style-name="T19"> [</text:span><text:span text:style-name="T20">OEP</text:span><text:span text:style-name="T19">]</text:span> условные точки останова бессильны. К тому же слишком много вариантов получается. Пока их переберешь… Ложные срабатывания неизбежны! Попробуйте повоюйте с <text:span text:style-name="T1">FSG</text:span>… В какой-то момент кажется, что решения нет, и наше дело труба, но это не так!</text:p>
      <text:p text:style-name="P20">Все известные автору упаковщики (и значительная часть протекторов) не желая перемешивать себя с кодом упаковываемой программы, размещается в отдельной секции (или вне секции), расположенной либо перед упаковываемой программой, либо после нее! <text:span text:style-name="T27">Код упаковщика сосредоточен в одном определенном месте (нескольких местах) и никогда не пересекается с кодом распаковываемой программы!</text:span> Вроде бы очевидный факт. Сколько раз мы проходили мимо него, даже не задумываясь, что <text:span text:style-name="T22">он позволяет автоматизировать процесс поиска </text:span><text:span text:style-name="T3">OEP</text:span><text:span text:style-name="T22">!</text:span> </text:p>
      <text:p text:style-name="P20">Взглянем на карту памяти еще раз (<text:span text:style-name="T6">см. листинг 17</text:span>):</text:p>
      <text:p text:style-name="P20"/>
      <text:p text:style-name="P10">MAP32</text:p>
      <text:p text:style-name="P10">NOTEPAD-fsg <text:s text:c="7"/>0001 <text:s/>001B:01001000 <text:s/>00010000 <text:s/>CODE <text:s/>RW</text:p>
      <text:p text:style-name="P10">NOTEPAD-fsg <text:s text:c="7"/>0002 <text:s/>001B:01011000 <text:s/>00008000 <text:s/>CODE <text:s/>RW</text:p>
      <text:p text:style-name="P28">Листинг <text:sequence text:ref-name="refЛистинг16" text:name="Листинг" text:formula="ooow:Листинг+1" style:num-format="1">17</text:sequence> две секции упакованной программы</text:p>
      <text:p text:style-name="P20">Мы видим две секции, принадлежащие упакованной программе. Сам черт не поймет какая из них секция кода, а какая данных, тем более что должна быть еще одна секция — секция ресурсов, но коварный упаковщик каким-то образом скомбинировал их друг с другом, и мы не знаем каким, впрочем код самого распаковщика, как мы уже видели, сосредоточен в районе адреса <text:span text:style-name="T19">10001xx</text:span><text:span text:style-name="T20">h</text:span>, то есть отдельной секции для себя он создавать не стал.</text:p>
      <text:p text:style-name="P20"><text:soft-page-break/>Чтобы отсеять лишние всплытия отладчика, мы сосредоточимся на диапазоне адресов, принадлежащих упакованной программе, то есть от начала первой секции до конца последней, автоматически контролируя значение регистра <text:span text:style-name="T1">EIP</text:span> на каждом срабатывании точки останова.</text:p>
      <text:p text:style-name="P20">В данном случае, условная точка останова будет выглядеть так (<text:span text:style-name="T6">см. листинг 18</text:span>) :</text:p>
      <text:p text:style-name="P20"/>
      <text:p text:style-name="P10">BPM ESP-4 IF EIP &gt; 0X1001000 &amp;&amp; EIP &lt; 0X1011000</text:p>
      <text:p text:style-name="P28">Листинг <text:sequence text:ref-name="refЛистинг17" text:name="Листинг" text:formula="ooow:Листинг+1" style:num-format="1">18</text:sequence> "магическая" последовательность, приводящаяся нас к <text:span text:style-name="T1">OEP</text:span></text:p>
      <text:p text:style-name="P20">Невероятно, но после продолжительного молчания (а он и будет молчать, ведь стек распаковщиком используется очень интенсивно), отладчик неожиданно всплывает непосредственно в <text:span text:style-name="T1">OEP</text:span> (<text:span text:style-name="T6">см. листинг 19</text:span>)!</text:p>
      <text:p text:style-name="P21"><text:s/></text:p>
      <text:p text:style-name="P10">001B:01006420 <text:s/>55<text:tab/><text:tab/>PUSH<text:tab/>EBP</text:p>
      <text:p text:style-name="P10">001B:01006421 <text:s/>8BEC<text:tab/><text:tab/>MOV<text:tab/>EBP,ESP</text:p>
      <text:p text:style-name="P10">001B:01006423 <text:s/>6AFF<text:tab/><text:tab/>PUSH<text:tab/>FF</text:p>
      <text:p text:style-name="P10">001B:01006425 <text:s/>6888180001<text:tab/>PUSH<text:tab/>01001888</text:p>
      <text:p text:style-name="P13"><text:span text:style-name="T8">001B:0100642A <text:s/>68D0650001<text:tab/>PUSH<text:tab/>010065D0</text:span></text:p>
      <text:p text:style-name="P10">001B:0100642F <text:s/>64A100000000<text:tab/>MOV<text:tab/>EAX,FS:[00000000]</text:p>
      <text:p text:style-name="P10">001B:01006435 <text:s/>50<text:tab/><text:tab/>PUSH<text:tab/>EAX</text:p>
      <text:p text:style-name="P10">001B:01006436 <text:s/>64892500000000<text:tab/>MOV<text:tab/>FS:[00000000],ESP</text:p>
      <text:p text:style-name="P28">Листинг<text:span text:style-name="T1"> </text:span><text:sequence text:ref-name="refЛистинг18" text:name="Листинг" text:formula="ooow:Листинг+1" style:num-format="1">19</text:sequence><text:span text:style-name="T1"> </text:span>отсюда начинается распакованный код исходной программы</text:p>
      <text:p text:style-name="P20">Фантастика!!! А ведь <text:span text:style-name="T1">FSG</text:span> далеко не самый слабый упаковщик, фактически граничащий с протекторами. Однако, данная методика поиска <text:span text:style-name="T1">OEP</text:span> применима и к протекторам. Выделяем секции, принадлежащие упакованной программе, и устанавливаем точку останова на <text:span text:style-name="T20">ESP</text:span><text:span text:style-name="T19"> -</text:span><text:span text:style-name="T20"> </text:span><text:span text:style-name="T19">4 </text:span>в их границах. Даже если стартовый код использует оптимизированный пролог, первый же регистр (локальная переменная) заталкиваемая в стек, вызовет срабатывание отладчика. Если мы попадем не в саму <text:span text:style-name="T1">OEP</text:span>, то будет где-то очень-очень близко от нее... А найти начало оптимизированного пролога можно и автоматом!</text:p>
      <text:p text:style-name="P20">Таким образом, мы получаем в свои руки мощное оружие многоцелевого действия, которого легко реализовать в виде плагина к <text:span text:style-name="T1">LordPE</text:span>, <text:span text:style-name="T1">IDA Pro</text:span> или самостоятельной утилиты. (<text:span text:style-name="T22">Разработчикам упаковщиков на заметку</text:span><text:span text:style-name="T21">: чтобы ослепить этот алгоритм, никогда не отделяйте код распаковщика от кода программы! перемешивайте их в хаотичном порядке на манер "мясного рулета", тогда определять </text:span><text:span text:style-name="T4">OEP</text:span><text:span text:style-name="T21"> по данной методике уже не получиться, но методики, описанные выше, по прежнему будут работать, если, конечно не предпринять против них определенных усилий</text:span>).</text:p>
      <text:h text:style-name="P26" text:outline-level="2">&gt;&gt;&gt; врезка что делать если отладчик проскакивает точку входа в распаковщик</text:h>
      <text:p text:style-name="P20">Берем исполняемый файл, загружаем его в <text:span text:style-name="T1">NuMega</text:span> <text:span text:style-name="T1">SoftICE</text:span> <text:span text:style-name="T1">Symbol</text:span> <text:span text:style-name="T1">Loader</text:span>, внимательно убедившись, что горячая лампочка опция "<text:span text:style-name="T1">Start</text:span> <text:span text:style-name="T1">at</text:span> <text:span text:style-name="T1">WinMain</text:span>, <text:span text:style-name="T1">Main</text:span>, <text:span text:style-name="T1">DllMain</text:span>" активирована (<text:span text:style-name="T6">см. рис. 16</text:span>), но… При попытке загрузки программы отладчик коварно проскакивает точку входа, полностью утрачивая управление и контроль.</text:p>
      <text:p text:style-name="P14"/>
      <text:p text:style-name="P28">Рисунок<text:span text:style-name="T1"> </text:span><text:sequence text:ref-name="refDrawing15" text:name="Drawing" text:formula="ooow:Drawing+1" style:num-format="1">16</text:sequence><text:span text:style-name="T1"> </text:span>символьный загрузчик. хорошая штука, но не всегда работающая</text:p>
      <text:p text:style-name="P20">Это известный глюк <text:span text:style-name="T1">soft</text:span>-<text:span text:style-name="T1">ice</text:span>, с которым борются по всем направлениям. Самый популярный (но не самый лучший) способ заключается во внедрении <text:span text:style-name="T1">INT </text:span>03<text:span text:style-name="T1">h</text:span> (<text:span text:style-name="T1">CCh</text:span>) в точку входа программы.</text:p>
      <text:p text:style-name="P20">Берем <text:span text:style-name="T1">PE</text:span>-файл, открываем его в <text:span text:style-name="T1">hiew</text:span>'е, нажимаем &lt;<text:span text:style-name="T1">enter</text:span>&gt; для перехода в <text:span text:style-name="T1">hex</text:span>-режим, теперь &lt;<text:span text:style-name="T1">F</text:span>8&gt; (<text:span text:style-name="T1">header</text:span>) и &lt;<text:span text:style-name="T1">F</text:span>5&gt; (переход к точке входа в файл или сокращенно <text:span text:style-name="T1">EP</text:span>, не путать с <text:span text:style-name="T1">OEP</text:span>, которую нам еще предстоит найти). Запоминаем содержимое байта под курсором (записываем на бумажке), переходим в режим редактирование по &lt;<text:span text:style-name="T1">F</text:span>3&gt; и пишем "<text:span text:style-name="T1">CC</text:span>". Сохраняем изменения по &lt;<text:span text:style-name="T1">F</text:span>9&gt; и выходим. В самом <text:span text:style-name="T1">soft</text:span>-<text:span text:style-name="T1">ice</text:span> должен быть предварительно установлен режим всплытия по <text:span text:style-name="T1">INT </text:span>03 (команда "<text:span text:style-name="T20">I</text:span><text:span text:style-name="T19">3</text:span><text:span text:style-name="T20">HERE ON</text:span>").</text:p>
      <text:p text:style-name="P20">Запускаем программу (просто запускаем без всяких там <text:span text:style-name="T1">loader</text:span>'ов) и… попадаем в <text:span text:style-name="T1">soft</text:span>-<text:span text:style-name="T1">ice</text:span>, который непременно должен всплыть, иначе здесь что-то сильно не так. Теперь необходимо вернуть исправленный байт на место. Это делается так: даем команду "<text:span text:style-name="T20">WD</text:span>" для отображения окна дампа (если только оно уже не отображается на экране), затем "<text:span text:style-name="T20">DB</text:span>", чтобы отображение шло по байтам (начинающим — так удобнее) и говорим "<text:span text:style-name="T20">D EIP</text:span><text:span text:style-name="T19">-1</text:span>". Минус один появился <text:soft-page-break/>оттуда, что <text:span text:style-name="T1">soft</text:span>-<text:span text:style-name="T1">ice</text:span> останавливается после <text:span text:style-name="T1">CCh</text:span>, увеличивая <text:span text:style-name="T1">EIP</text:span> на единицу. Даем команду "<text:span text:style-name="T20">E</text:span>" и редактируем дамп в интерактивном режиме меняя "<text:span text:style-name="T1">CC</text:span>" на "60" (число, записанное на бумажке). Остается только скорректировать регистр <text:span text:style-name="T1">EIP</text:span>, что осуществляется командой: "<text:span text:style-name="T20">R EIP </text:span><text:span text:style-name="T19">=</text:span><text:span text:style-name="T20"> EIP </text:span><text:span text:style-name="T19">-</text:span><text:span text:style-name="T20"> </text:span><text:span text:style-name="T19">1</text:span>". Все! Команда "<text:span text:style-name="T19">.</text:span>" (точка) обновляет окно дизассемблера перемещая нас в текущую позицию. Теперь можно отлаживать!</text:p>
      <text:p text:style-name="P20">Медленно? Неудобно? Куча лишних операций? Операции — это ерунда, их можно "повесить" на макросы (благо, что они однотипные), хуже, что некоторые упаковщики/проекторы контролируют целостность файла, отказываясь запускаться если он изменен. Как быть тогда?</text:p>
      <text:p text:style-name="P20">А вот второй способ. Гораздо более элегантный. Загружаем программу в <text:span text:style-name="T1">hiew</text:span>, переходим в <text:span text:style-name="T1">hex</text:span>-режим, жмем &lt;<text:span text:style-name="T1">F</text:span>8&gt; и вычисляем адрес точки входа путем сложения <text:span text:style-name="T1">Entrypoint</text:span> <text:span text:style-name="T1">RVA</text:span> (в нашем случае — 10001<text:span text:style-name="T1">h</text:span>) с <text:span text:style-name="T1">Image</text:span> <text:span text:style-name="T1">Base</text:span> (в нашем случае 1000000<text:span text:style-name="T1">h</text:span>). Получается 1010001<text:span text:style-name="T1">h</text:span>. Если считать лень, можно просто нажать &lt;<text:span text:style-name="T1">F</text:span>5&gt;, чтобы <text:span text:style-name="T1">hiew</text:span> перенес нас в точку входа, сообщив ее адрес (однако, это не срабатывает на некоторых защищенных файлах с искаженной структурой заголовка). ОК, адрес <text:span text:style-name="T1">EP</text:span> получен. Вызываем <text:span text:style-name="T1">soft</text:span>-<text:span text:style-name="T1">ice</text:span> путем нажатия на &lt;<text:span text:style-name="T1">Ctrl</text:span>-<text:span text:style-name="T1">D</text:span>&gt; и устанавливаем точку останова на <text:span text:style-name="T21">любую</text:span> <text:span text:style-name="T1">API</text:span>-функцию, которую вызывает наша программа (откуда — не суть важно). Это может быть и <text:span text:style-name="T20">GetModuleHandleA</text:span> ("<text:span text:style-name="T20">BPX GetModuleHandleA</text:span>") и <text:span text:style-name="T19">CreateFileA</text:span> — да все что угодно! Выходим из <text:span text:style-name="T1">soft</text:span>-<text:span text:style-name="T1">ice</text:span> и запускам нашу программу. Отладчик всплывает по точке останова на <text:span text:style-name="T1">API</text:span>. Убедившись, что правый нижний угол отражает имя нашего процесса (если нет, выходим из <text:span text:style-name="T1">soft</text:span>-<text:span text:style-name="T1">ice</text:span> и ждем следующего всплытия), устанавливаем аппаратную точку останова на <text:span text:style-name="T1">EP</text:span>, отдавая команду "<text:span text:style-name="T20">BPX </text:span><text:span text:style-name="T19">0</text:span><text:span text:style-name="T20">x</text:span><text:span text:style-name="T19">1010001</text:span><text:span text:style-name="T20"> X</text:span>", где — 0<text:span text:style-name="T1">x</text:span>1010001 адрес точки входа в <text:span text:style-name="T1">PE</text:span>-файл. Выходим из <text:span text:style-name="T1">soft</text:span>-<text:span text:style-name="T1">ice</text:span> и перезапускаем программу. <text:span text:style-name="T1">hint</text:span>: <text:span text:style-name="T1">soft</text:span>-<text:span text:style-name="T1">ice</text:span> запоминает установленные точки вместе с контекстом отлаживаемой программы и не удаляет их даже после ее завершения. При повторном (и всех последующих) перезапусках, <text:span text:style-name="T1">soft</text:span>-<text:span text:style-name="T1">ice</text:span> будет послушно останавливаться на <text:span text:style-name="T1">EP</text:span> в точке останова. Ну разве это не здорово?!</text:p>
      <text:p text:style-name="P20"><text:span text:style-name="T22">Внимание</text:span><text:span text:style-name="T21">! Динамические библиотеки, статически скомпонованные с программой, получают управление до </text:span><text:span text:style-name="T4">EP</text:span><text:span text:style-name="T21">!!! Это позволяет защитам предпринять некоторые действия еще до начала отладки! Поэтому, если что-то идет не так, первым делом проверьте код, содержащийся в </text:span><text:span text:style-name="T4">DllMain</text:span><text:span text:style-name="T21"> всех динамических библиотек.</text:span></text:p>
      <text:h text:style-name="P26" text:outline-level="2">заключение</text:h>
      <text:p text:style-name="P20">Вот мы и научились находить <text:span text:style-name="T1">OEP</text:span>! Остается самая малость — сбросить дамп программы на диск. Но здесь не все так просто, как может показаться вначале и многие упаковщики/проекторы этому всячески сопротивляются. В следующей статье мы покажем как реализовать универсальный дампер, обходящий в том числе и продвинутый механизм динамической шифровки, известный под именем <text:span text:style-name="T1">CopyMemII</text:span> — это когда вся программа зашифрована и отдельны страницы памяти расшифровываются непосредственно перед их употреблением, а потом зашифровываются вновь. Так же мы коснемся вопросов восстановления таблицы импорта и поговорим про распаковку <text:span text:style-name="T1">DLL</text:span>.</text:p>
      <text:p text:style-name="P20">В конечном счете, получится мощный генетический распаковщик, обходящий всех своих конкурен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Маркированный_20_список" style:display-name="Маркированный список" style:family="paragraph" style:parent-style-name="Standard" style:list-style-name="WW8Num10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3-30T19:29:00</dc:date>
    <meta:editing-cycles>406</meta:editing-cycles>
    <meta:editing-duration>P1DT31M</meta:editing-duration>
    <meta:document-statistic meta:table-count="1" meta:image-count="0" meta:object-count="0" meta:page-count="13" meta:paragraph-count="315" meta:word-count="6147" meta:character-count="45098" meta:non-whitespace-character-count="38947"/>
    <meta:generator>LibreOffice/5.1.4.2$Windows_x86 LibreOffice_project/f99d75f39f1c57ebdd7ffc5f42867c12031db97a</meta:generator>
  </office:meta>
</office:document-meta>
</file>